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90000026ABFACD8F9.png"/>
  <manifest:file-entry manifest:media-type="image/png" manifest:full-path="Pictures/10000201000000EA0000003198082320.png"/>
  <manifest:file-entry manifest:media-type="image/png" manifest:full-path="Pictures/10000000000000200000002000309F1C.png"/>
  <manifest:file-entry manifest:media-type="image/png" manifest:full-path="Pictures/10000201000003A0000002B1C98AB375.png"/>
  <manifest:file-entry manifest:media-type="image/png" manifest:full-path="Pictures/100002010000032F000000AFE5803907.png"/>
  <manifest:file-entry manifest:media-type="image/png" manifest:full-path="Pictures/10000201000000190000000355B907FB.png"/>
  <manifest:file-entry manifest:media-type="image/png" manifest:full-path="Pictures/100002010000010A00000028057898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6">
      <style:graphic-properties draw:stroke="none" draw:fill="none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6">
      <style:graphic-properties draw:stroke="none" draw:fill="none" draw:textarea-vertical-align="middle" draw:auto-grow-height="false" fo:padding-top="0.13cm" fo:padding-bottom="0.13cm" fo:padding-left="0.25cm" fo:padding-right="0.25cm" fo:wrap-option="wrap"/>
    </style:style>
    <style:style style:name="gr3" style:family="graphic" style:parent-style-name="standard" style:list-style-name="L6">
      <style:graphic-properties draw:stroke="none" draw:fill="none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 style:list-style-name="L6">
      <style:graphic-properties draw:stroke="none" draw:fill="none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6">
      <style:graphic-properties draw:stroke="none" draw:fill="none" draw:textarea-vertical-align="bottom" draw:auto-grow-height="false" fo:padding-top="0.13cm" fo:padding-bottom="0.13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235cm" svg:stroke-color="#000000" draw:fill="none" fo:padding-top="0.117cm" fo:padding-bottom="0.117cm" fo:padding-left="0.117cm" fo:padding-right="0.117cm"/>
    </style:style>
    <style:style style:name="gr8" style:family="graphic" style:parent-style-name="standard">
      <style:graphic-properties draw:stroke="solid" svg:stroke-width="0.235cm" svg:stroke-color="#000000" draw:fill="solid" draw:fill-color="#000000" fo:padding-top="0.117cm" fo:padding-bottom="0.117cm" fo:padding-left="0.117cm" fo:padding-right="0.117cm"/>
    </style:style>
    <style:style style:name="gr9" style:family="graphic" style:parent-style-name="standard">
      <style:graphic-properties draw:stroke="solid" svg:stroke-width="0.387cm" svg:stroke-color="#000000" draw:fill="none" fo:padding-top="0.193cm" fo:padding-bottom="0.193cm" fo:padding-left="0.193cm" fo:padding-right="0.193cm"/>
    </style:style>
    <style:style style:name="gr10" style:family="graphic" style:parent-style-name="standard">
      <style:graphic-properties draw:stroke="solid" svg:stroke-width="0.387cm" svg:stroke-color="#000000" draw:fill="solid" draw:fill-color="#000000" fo:padding-top="0.193cm" fo:padding-bottom="0.193cm" fo:padding-left="0.193cm" fo:padding-right="0.193cm"/>
    </style:style>
    <style:style style:name="gr11" style:family="graphic" style:parent-style-name="standard">
      <style:graphic-properties draw:stroke="solid" svg:stroke-width="0.2cm" svg:stroke-color="#000000" draw:marker-start-width="0.61cm" draw:marker-end-width="0.61cm" draw:fill="none" fo:padding-top="0.099cm" fo:padding-bottom="0.099cm" fo:padding-left="0.099cm" fo:padding-right="0.099cm"/>
    </style:style>
    <style:style style:name="gr12" style:family="graphic" style:parent-style-name="standard">
      <style:graphic-properties draw:stroke="solid" svg:stroke-width="0.2cm" svg:stroke-color="#000000" draw:marker-start-width="0.61cm" draw:marker-end-width="0.61cm" draw:fill="solid" draw:fill-color="#000000" fo:padding-top="0.099cm" fo:padding-bottom="0.099cm" fo:padding-left="0.099cm" fo:padding-right="0.099cm"/>
    </style:style>
    <style:style style:name="gr13" style:family="graphic" style:parent-style-name="standard">
      <style:graphic-properties draw:stroke="solid" svg:stroke-width="0.2cm" svg:stroke-color="#000000" draw:marker-start-width="0.61cm" draw:marker-end-width="0.61cm" draw:fill="none" fo:padding-top="0.1cm" fo:padding-bottom="0.1cm" fo:padding-left="0.1cm" fo:padding-right="0.1cm"/>
    </style:style>
    <style:style style:name="gr14" style:family="graphic" style:parent-style-name="standard">
      <style:graphic-properties draw:stroke="solid" svg:stroke-width="0.2cm" svg:stroke-color="#000000" draw:marker-start-width="0.61cm" draw:marker-end-width="0.61cm" draw:fill="solid" draw:fill-color="#000000" fo:padding-top="0.1cm" fo:padding-bottom="0.1cm" fo:padding-left="0.1cm" fo:padding-right="0.1cm"/>
    </style:style>
    <style:style style:name="gr15" style:family="graphic" style:parent-style-name="standard">
      <style:graphic-properties svg:stroke-width="0.2cm" svg:stroke-color="#000000" draw:marker-start-width="0.61cm" draw:marker-end-width="0.61cm" draw:textarea-horizontal-align="center" draw:textarea-vertical-align="middle" fo:padding-top="0.062cm" fo:padding-bottom="0.062cm" fo:padding-left="0.062cm" fo:padding-right="0.062cm"/>
    </style:style>
    <style:style style:name="pr1" style:family="presentation" style:parent-style-name="Parallels-Title-backgroundobjects" style:list-style-name="L2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Parallels-Title-notes">
      <style:graphic-properties draw:stroke="none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3" style:family="presentation" style:parent-style-name="Burst_20_Break-title">
      <style:graphic-properties draw:auto-grow-height="true" fo:min-height="3.18cm"/>
    </style:style>
    <style:style style:name="pr4" style:family="presentation" style:parent-style-name="Burst_20_Break-notes">
      <style:graphic-properties draw:fill-color="#ffffff" draw:auto-grow-height="true" fo:min-height="13.364cm"/>
    </style:style>
    <style:style style:name="pr5" style:family="presentation" style:parent-style-name="Title2-title">
      <style:graphic-properties draw:auto-grow-height="true" fo:min-height="2.748cm"/>
    </style:style>
    <style:style style:name="pr6" style:family="presentation" style:parent-style-name="Title2-outline1">
      <style:graphic-properties fo:min-height="12.574cm"/>
    </style:style>
    <style:style style:name="pr7" style:family="presentation" style:parent-style-name="Title2-notes">
      <style:graphic-properties draw:fill-color="#ffffff" draw:auto-grow-height="true" fo:min-height="11.616cm"/>
    </style:style>
    <style:style style:name="pr8" style:family="presentation" style:parent-style-name="Title2-title">
      <style:graphic-properties fo:min-height="2.748cm"/>
    </style:style>
    <style:style style:name="pr9" style:family="presentation" style:parent-style-name="Title2-notes">
      <style:graphic-properties draw:fill-color="#ffffff" fo:min-height="11.616cm"/>
    </style:style>
    <style:style style:name="pr10" style:family="presentation" style:parent-style-name="Burst_20_Break-title">
      <style:graphic-properties fo:min-height="3.18cm"/>
    </style:style>
    <style:style style:name="pr11" style:family="presentation" style:parent-style-name="Burst_20_Break-outline1">
      <style:graphic-properties fo:min-height="0.501cm"/>
    </style:style>
    <style:style style:name="pr12" style:family="presentation" style:parent-style-name="Burst_20_Break-notes">
      <style:graphic-properties draw:fill-color="#ffffff" fo:min-height="13.364cm"/>
    </style:style>
    <style:style style:name="pr13" style:family="presentation" style:parent-style-name="Burst_20_Break-outline1">
      <style:graphic-properties fo:min-height="12.574cm"/>
    </style:style>
    <style:style style:name="pr14" style:family="presentation" style:parent-style-name="Title2-outline1">
      <style:graphic-properties draw:auto-grow-height="true" fo:min-height="12.573cm"/>
    </style:style>
    <style:style style:name="pr15" style:family="presentation" style:parent-style-name="Logo_20_Slide-title">
      <style:graphic-properties draw:auto-grow-height="true" fo:min-height="0.471cm"/>
    </style:style>
    <style:style style:name="pr16" style:family="presentation" style:parent-style-name="Logo_20_Slide-outline1">
      <style:graphic-properties draw:auto-grow-height="true" fo:min-height="1.109cm"/>
    </style:style>
    <style:style style:name="pr17" style:family="presentation" style:parent-style-name="Logo_20_Slide-notes">
      <style:graphic-properties draw:fill-color="#ffffff" draw:auto-grow-height="true" fo:min-height="11.641cm"/>
    </style:style>
    <style:style style:name="P1" style:family="paragraph">
      <style:paragraph-properties fo:margin-top="0.176cm" fo:margin-bottom="0cm" fo:text-align="start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" style:family="paragraph">
      <style:paragraph-properties fo:margin-top="0.176cm" fo:margin-bottom="0cm" fo:text-align="start" style:punctuation-wrap="hanging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3" style:family="paragraph">
      <style:paragraph-properties fo:margin-top="0cm" fo:margin-bottom="0cm" fo:text-align="start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" style:family="paragraph">
      <style:paragraph-properties fo:margin-top="0cm" fo:margin-bottom="0cm" fo:text-align="start" style:punctuation-wrap="hanging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5" style:family="paragraph">
      <style:paragraph-properties fo:margin-left="0.631cm" fo:margin-right="0cm" fo:margin-top="0.106cm" fo:margin-bottom="0cm" fo:text-align="start" fo:text-indent="-0.616cm" style:punctuation-wrap="hanging">
        <style:tab-stops>
          <style:tab-stop style:position="0.631cm"/>
          <style:tab-stop style:position="1.901cm"/>
          <style:tab-stop style:position="3.171cm"/>
          <style:tab-stop style:position="4.441cm"/>
          <style:tab-stop style:position="5.711cm"/>
          <style:tab-stop style:position="6.981cm"/>
          <style:tab-stop style:position="8.251cm"/>
          <style:tab-stop style:position="9.521cm"/>
          <style:tab-stop style:position="10.791cm"/>
          <style:tab-stop style:position="12.061cm"/>
          <style:tab-stop style:position="13.331cm"/>
          <style:tab-stop style:position="14.601cm"/>
          <style:tab-stop style:position="15.871cm"/>
          <style:tab-stop style:position="17.141cm"/>
          <style:tab-stop style:position="18.411cm"/>
          <style:tab-stop style:position="19.681cm"/>
          <style:tab-stop style:position="20.951cm"/>
          <style:tab-stop style:position="22.221cm"/>
          <style:tab-stop style:position="23.491cm"/>
          <style:tab-stop style:position="24.761cm"/>
          <style:tab-stop style:position="26.031cm"/>
        </style:tab-stops>
      </style:paragraph-properties>
    </style:style>
    <style:style style:name="P6" style:family="paragraph">
      <style:paragraph-properties fo:margin-left="0.631cm" fo:margin-right="0cm" fo:margin-top="0.106cm" fo:margin-bottom="0cm" fo:text-align="start" fo:text-indent="-0.616cm" style:punctuation-wrap="hanging" style:font-independent-line-spacing="true">
        <style:tab-stops>
          <style:tab-stop style:position="0.631cm"/>
          <style:tab-stop style:position="1.901cm"/>
          <style:tab-stop style:position="3.171cm"/>
          <style:tab-stop style:position="4.441cm"/>
          <style:tab-stop style:position="5.711cm"/>
          <style:tab-stop style:position="6.981cm"/>
          <style:tab-stop style:position="8.251cm"/>
          <style:tab-stop style:position="9.521cm"/>
          <style:tab-stop style:position="10.791cm"/>
          <style:tab-stop style:position="12.061cm"/>
          <style:tab-stop style:position="13.331cm"/>
          <style:tab-stop style:position="14.601cm"/>
          <style:tab-stop style:position="15.871cm"/>
          <style:tab-stop style:position="17.141cm"/>
          <style:tab-stop style:position="18.411cm"/>
          <style:tab-stop style:position="19.681cm"/>
          <style:tab-stop style:position="20.951cm"/>
          <style:tab-stop style:position="22.221cm"/>
          <style:tab-stop style:position="23.491cm"/>
          <style:tab-stop style:position="24.761cm"/>
          <style:tab-stop style:position="26.031cm"/>
        </style:tab-stops>
      </style:paragraph-properties>
      <style:text-properties fo:font-size="18pt"/>
    </style:style>
    <style:style style:name="P7" style:family="paragraph">
      <style:paragraph-properties fo:margin-left="0.631cm" fo:margin-right="0cm" fo:margin-top="0.212cm" fo:margin-bottom="0cm" fo:text-align="start" fo:text-indent="-0.616cm" style:punctuation-wrap="hanging">
        <style:tab-stops>
          <style:tab-stop style:position="0.631cm"/>
          <style:tab-stop style:position="1.901cm"/>
          <style:tab-stop style:position="3.171cm"/>
          <style:tab-stop style:position="4.441cm"/>
          <style:tab-stop style:position="5.711cm"/>
          <style:tab-stop style:position="6.981cm"/>
          <style:tab-stop style:position="8.251cm"/>
          <style:tab-stop style:position="9.521cm"/>
          <style:tab-stop style:position="10.791cm"/>
          <style:tab-stop style:position="12.061cm"/>
          <style:tab-stop style:position="13.331cm"/>
          <style:tab-stop style:position="14.601cm"/>
          <style:tab-stop style:position="15.871cm"/>
          <style:tab-stop style:position="17.141cm"/>
          <style:tab-stop style:position="18.411cm"/>
          <style:tab-stop style:position="19.681cm"/>
          <style:tab-stop style:position="20.951cm"/>
          <style:tab-stop style:position="22.221cm"/>
          <style:tab-stop style:position="23.491cm"/>
          <style:tab-stop style:position="24.761cm"/>
          <style:tab-stop style:position="26.031cm"/>
        </style:tab-stops>
      </style:paragraph-properties>
    </style:style>
    <style:style style:name="P8" style:family="paragraph">
      <style:paragraph-properties fo:margin-left="0.631cm" fo:margin-right="0cm" fo:margin-top="0.212cm" fo:margin-bottom="0cm" fo:text-align="start" fo:text-indent="-0.616cm" style:punctuation-wrap="hanging" style:font-independent-line-spacing="true">
        <style:tab-stops>
          <style:tab-stop style:position="0.631cm"/>
          <style:tab-stop style:position="1.901cm"/>
          <style:tab-stop style:position="3.171cm"/>
          <style:tab-stop style:position="4.441cm"/>
          <style:tab-stop style:position="5.711cm"/>
          <style:tab-stop style:position="6.981cm"/>
          <style:tab-stop style:position="8.251cm"/>
          <style:tab-stop style:position="9.521cm"/>
          <style:tab-stop style:position="10.791cm"/>
          <style:tab-stop style:position="12.061cm"/>
          <style:tab-stop style:position="13.331cm"/>
          <style:tab-stop style:position="14.601cm"/>
          <style:tab-stop style:position="15.871cm"/>
          <style:tab-stop style:position="17.141cm"/>
          <style:tab-stop style:position="18.411cm"/>
          <style:tab-stop style:position="19.681cm"/>
          <style:tab-stop style:position="20.951cm"/>
          <style:tab-stop style:position="22.221cm"/>
          <style:tab-stop style:position="23.491cm"/>
          <style:tab-stop style:position="24.761cm"/>
          <style:tab-stop style:position="26.031cm"/>
        </style:tab-stops>
      </style:paragraph-properties>
      <style:text-properties fo:font-size="18pt"/>
    </style:style>
    <style:style style:name="P9" style:family="paragraph">
      <style:paragraph-properties fo:margin-top="0cm" fo:margin-bottom="0cm" fo:text-align="start" style:punctuation-wrap="hanging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start" style:punctuation-wrap="hanging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8pt" style:font-size-asian="14pt" style:font-size-complex="14pt"/>
    </style:style>
    <style:style style:name="P11" style:family="paragraph">
      <style:paragraph-properties fo:margin-top="0cm" fo:margin-bottom="0cm" fo:text-align="end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2" style:family="paragraph">
      <style:paragraph-properties fo:margin-top="0cm" fo:margin-bottom="0cm" fo:text-align="end" style:punctuation-wrap="hanging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color="#ff0000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paragraph-properties fo:text-align="center"/>
    </style:style>
    <style:style style:name="T1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2" style:family="text">
      <style:text-properties fo:color="#ffffff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" style:family="text"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" style:family="text">
      <style:text-properties fo:color="#ffffff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6" style:family="text">
      <style:text-properties fo:color="#ffffff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7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normal" style:font-family-asian="+mn-ea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8" style:family="text">
      <style:text-properties fo:color="#000000" style:text-line-through-style="none" fo:font-family="Calibri" style:font-family-generic="swiss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9" style:family="text">
      <style:text-properties fo:color="#ff000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67cm"/>
        <style:text-properties fo:font-family="Arial" style:font-family-generic="swiss" style:font-pitch="variable" fo:color="#3c3c41" fo:font-size="65%"/>
      </text:list-level-style-bullet>
      <text:list-level-style-bullet text:level="2" text:bullet-char="–">
        <style:list-level-properties text:space-before="0.952cm" text:min-label-width="0.472cm"/>
        <style:text-properties fo:font-family="Arial" style:font-family-generic="swiss" style:font-pitch="variable" fo:color="#3c3c41" fo:font-size="65%"/>
      </text:list-level-style-bullet>
      <text:list-level-style-bullet text:level="3" text:bullet-char="&gt;">
        <style:list-level-properties text:space-before="1.741cm" text:min-label-width="0.494cm"/>
        <style:text-properties fo:font-family="Arial" style:font-family-generic="swiss" style:font-pitch="variable" fo:color="#3c3c41" fo:font-size="65%"/>
      </text:list-level-style-bullet>
      <text:list-level-style-bullet text:level="4" text:bullet-char="»">
        <style:list-level-properties text:space-before="2.553cm" text:min-label-width="0.467cm"/>
        <style:text-properties fo:font-family="Arial" style:font-family-generic="swiss" style:font-pitch="variable" fo:color="#3c3c41" fo:font-size="65%"/>
      </text:list-level-style-bullet>
      <text:list-level-style-bullet text:level="5" text:bullet-char="~">
        <style:list-level-properties text:space-before="3.338cm" text:min-label-width="0.317cm"/>
        <style:text-properties fo:font-family="Arial" style:font-family-generic="swiss" style:font-pitch="variable" fo:color="#3c3c41" fo:font-size="65%"/>
      </text:list-level-style-bullet>
      <text:list-level-style-bullet text:level="6" text:bullet-char="~">
        <style:list-level-properties text:space-before="3.338cm" text:min-label-width="0.317cm"/>
        <style:text-properties fo:font-family="Arial" style:font-family-generic="swiss" style:font-pitch="variable" fo:color="#3c3c41" fo:font-size="65%"/>
      </text:list-level-style-bullet>
      <text:list-level-style-bullet text:level="7" text:bullet-char="~">
        <style:list-level-properties text:space-before="3.338cm" text:min-label-width="0.317cm"/>
        <style:text-properties fo:font-family="Arial" style:font-family-generic="swiss" style:font-pitch="variable" fo:color="#3c3c41" fo:font-size="65%"/>
      </text:list-level-style-bullet>
      <text:list-level-style-bullet text:level="8" text:bullet-char="~">
        <style:list-level-properties text:space-before="3.338cm" text:min-label-width="0.317cm"/>
        <style:text-properties fo:font-family="Arial" style:font-family-generic="swiss" style:font-pitch="variable" fo:color="#3c3c41" fo:font-size="65%"/>
      </text:list-level-style-bullet>
      <text:list-level-style-bullet text:level="9" text:bullet-char="~">
        <style:list-level-properties text:space-before="3.338cm" text:min-label-width="0.317cm"/>
        <style:text-properties fo:font-family="Arial" style:font-family-generic="swiss" style:font-pitch="variable" fo:color="#3c3c41" fo:font-size="65%"/>
      </text:list-level-style-bullet>
      <text:list-level-style-bullet text:level="10" text:bullet-char="~">
        <style:list-level-properties text:space-before="3.338cm" text:min-label-width="0.317cm"/>
        <style:text-properties fo:font-family="Arial" style:font-family-generic="swiss" style:font-pitch="variable" fo:color="#3c3c41" fo:font-size="6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rallels-Title" presentation:presentation-page-layout-name="AL1T0">
        <office:forms form:automatic-focus="false" form:apply-design-mode="false"/>
        <draw:custom-shape draw:name="Text Box 1" draw:style-name="gr1" draw:text-style-name="P2" draw:layer="layout" svg:width="23.419cm" svg:height="1.11cm" svg:x="0.776cm" svg:y="16.201cm">
          <text:p text:style-name="P1"><text:span text:style-name="T1">CTO, Server Virtualization</text:span></text:p>
          <draw:enhanced-geometry svg:viewBox="0 0 21600 21600" draw:type="rectangle" draw:enhanced-path="M 0 0 L 21600 0 21600 21600 0 21600 0 0 Z N"/>
        </draw:custom-shape>
        <draw:custom-shape draw:name="Text Box 2" draw:style-name="gr2" draw:text-style-name="P4" draw:layer="layout" svg:width="16.95cm" svg:height="1.794cm" svg:x="0.745cm" svg:y="14.596cm">
          <text:p text:style-name="P3"><text:span text:style-name="T2">James Bottomley</text:span></text:p>
          <draw:enhanced-geometry svg:viewBox="0 0 21600 21600" draw:type="rectangle" draw:enhanced-path="M 0 0 L 21600 0 21600 21600 0 21600 0 0 Z N"/>
        </draw:custom-shape>
        <draw:custom-shape draw:name="Text Box 3" draw:style-name="gr3" draw:text-style-name="P6" draw:layer="layout" svg:width="6.323cm" svg:height="1.04cm" svg:x="0.825cm" svg:y="17.657cm">
          <text:p text:style-name="P5"><text:span text:style-name="T3">7 September 2011</text:span></text:p>
          <draw:enhanced-geometry svg:viewBox="0 0 21600 21600" draw:type="rectangle" draw:enhanced-path="M 0 0 L 21600 0 21600 21600 0 21600 0 0 Z N"/>
        </draw:custom-shape>
        <draw:custom-shape draw:name="Text Box 4" draw:style-name="gr4" draw:text-style-name="P8" draw:layer="layout" svg:width="23.767cm" svg:height="7.641cm" svg:x="0.948cm" svg:y="2.796cm"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5">Control is the New Community</text:span></text:p>
          <text:p text:style-name="P7"><text:span text:style-name="T6">What Open Source can learn from Android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9" presentation:style-name="pr1" draw:text-style-name="P10" draw:layer="layout" svg:width="0.001cm" svg:height="0.001cm" svg:x="0cm" svg:y="0cm" presentation:class="page-number">
            <draw:text-box>
              <text:p text:style-name="P9"><text:span text:style-name="T7"><text:page-number>&lt;number&gt;</text:page-number></text:span></text:p>
            </draw:text-box>
          </draw:frame>
          <draw:custom-shape draw:name="Text Box 1" draw:style-name="gr5" draw:text-style-name="P12" draw:layer="layout" svg:width="8.25cm" svg:height="1.265cm" svg:x="10.791cm" svg:y="24.126cm">
            <text:p text:style-name="P11"><text:span text:style-name="T8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2" draw:style-name="gr6" draw:layer="layout" svg:width="14.848cm" svg:height="11.135cm" svg:x="3.075cm" svg:y="2.257cm" draw:page-number="1" presentation:class="page"/>
          <draw:frame draw:name="Rectangle 3" presentation:style-name="pr2" draw:text-style-name="P13" draw:layer="layout" svg:width="15.23cm" svg:height="11.42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Burst_20_Break" presentation:presentation-page-layout-name="AL2T19">
        <office:forms form:automatic-focus="false" form:apply-design-mode="false"/>
        <draw:frame presentation:style-name="pr3" draw:layer="layout" svg:width="22.859cm" svg:height="3.18cm" svg:x="0.914cm" svg:y="7.612cm" presentation:class="title" presentation:user-transformed="true">
          <draw:text-box>
            <text:p>The Story so Far</text:p>
          </draw:text-box>
        </draw:frame>
        <presentation:notes draw:style-name="dp4">
          <draw:page-thumbnail draw:style-name="gr6" draw:layer="layout" svg:width="14.848cm" svg:height="11.135cm" svg:x="3.07cm" svg:y="2.257cm" draw:page-number="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Title2" presentation:presentation-page-layout-name="AL3T1">
        <office:forms form:automatic-focus="false" form:apply-design-mode="false"/>
        <draw:frame presentation:style-name="pr5" draw:text-style-name="P14" draw:layer="layout" svg:width="20.677cm" svg:height="2.748cm" svg:x="2.733cm" svg:y="0.709cm" presentation:class="title">
          <draw:text-box>
            <text:p><text:span text:style-name="T9">Introduction</text:span></text:p>
          </draw:text-box>
        </draw:frame>
        <draw:frame presentation:style-name="pr6" draw:layer="layout" svg:width="20.991cm" svg:height="12.573cm" svg:x="2.768cm" svg:y="4.316cm" presentation:class="outline" presentation:user-transformed="true">
          <draw:text-box>
            <text:list text:style-name="L5">
              <text:list-item>
                <text:p>Android is perhaps the most successful Linux distribution ever</text:p>
              </text:list-item>
              <text:list-item>
                <text:p>Certainly the most successful mobile one</text:p>
              </text:list-item>
              <text:list-item>
                <text:p>It dwarfs Linux on the desktop</text:p>
                <text:list>
                  <text:list-item>
                    <text:p>And almost every other consumer grade linux</text:p>
                  </text:list-item>
                </text:list>
              </text:list-item>
              <text:list-item>
                <text:p>That success was achieved by</text:p>
                <text:list>
                  <text:list-item>
                    <text:p>Forking the Linux Kernel</text:p>
                  </text:list-item>
                  <text:list-item>
                    <text:p>Rewriting most of the tool chain and C library</text:p>
                  </text:list-item>
                  <text:list-item>
                    <text:p>Developing a custom java based app framework</text:p>
                  </text:list-item>
                </text:list>
              </text:list-item>
              <text:list-item>
                <text:p xml:id="id1" text:id="id1"><text:s/>Coupled with a vitriolic dislike of GP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2.899cm" svg:height="9.676cm" svg:x="3.284cm" svg:y="1.96cm" draw:page-number="3" presentation:class="page"/>
          <draw:frame presentation:style-name="pr7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3T1">
        <office:forms form:automatic-focus="false" form:apply-design-mode="false"/>
        <draw:frame presentation:style-name="pr8" draw:layer="layout" svg:width="20.677cm" svg:height="2.748cm" svg:x="2.733cm" svg:y="0.709cm" presentation:class="title">
          <draw:text-box>
            <text:p>So Why is this</text:p>
          </draw:text-box>
        </draw:frame>
        <draw:frame presentation:style-name="pr6" draw:layer="layout" svg:width="20.991cm" svg:height="12.573cm" svg:x="2.768cm" svg:y="4.316cm" presentation:class="outline">
          <draw:text-box>
            <text:list text:style-name="L5">
              <text:list-item>
                <text:p>Android is a basic poster child for what <text:span text:style-name="T10">not </text:span><text:span text:style-name="T11">to do in open source</text:span></text:p>
                <text:list>
                  <text:list-item>
                    <text:p><text:span text:style-name="T11">Big kernel divergence from upstream</text:span></text:p>
                  </text:list-item>
                  <text:list-item>
                    <text:p><text:span text:style-name="T11">Reinvented C library and Java runtime</text:span></text:p>
                  </text:list-item>
                </text:list>
              </text:list-item>
              <text:list-item>
                <text:p><text:span text:style-name="T11">Why is it so successful?</text:span></text:p>
              </text:list-item>
              <text:list-item>
                <text:p><text:span text:style-name="T11">More importantly, should we (the community) be doing something different to facilitate innovations like Android?</text:span></text:p>
                <text:list>
                  <text:list-item>
                    <text:p><text:span text:style-name="T11">Specifically how do we weigh market success against code quality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4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5" draw:style-name="dp3" draw:master-page-name="Burst_20_Break" presentation:presentation-page-layout-name="AL3T1">
        <office:forms form:automatic-focus="false" form:apply-design-mode="false"/>
        <draw:frame presentation:style-name="pr10" draw:layer="layout" svg:width="22.859cm" svg:height="3.18cm" svg:x="0.914cm" svg:y="7.612cm" presentation:class="title">
          <draw:text-box>
            <text:p>Let's Examine some Underlying Assumptions</text:p>
          </draw:text-box>
        </draw:frame>
        <draw:frame presentation:style-name="pr11" draw:layer="layout" svg:width="7.084cm" svg:height="0.501cm" svg:x="8.12cm" svg:y="21.714cm" presentation:class="outline" presentation:placeholder="true">
          <draw:text-box/>
        </draw:frame>
        <presentation:notes draw:style-name="dp4">
          <draw:page-thumbnail draw:style-name="gr6" draw:layer="layout" svg:width="14.848cm" svg:height="11.135cm" svg:x="3.07cm" svg:y="2.257cm" draw:page-number="5" presentation:class="page"/>
          <draw:frame presentation:style-name="pr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3T1">
        <office:forms form:automatic-focus="false" form:apply-design-mode="false"/>
        <draw:frame presentation:style-name="pr8" draw:layer="layout" svg:width="20.677cm" svg:height="2.748cm" svg:x="2.733cm" svg:y="0.709cm" presentation:class="title">
          <draw:text-box>
            <text:p>Business Success == Upstream Success (not!)</text:p>
          </draw:text-box>
        </draw:frame>
        <draw:frame presentation:style-name="pr6" draw:layer="layout" svg:width="20.991cm" svg:height="12.573cm" svg:x="2.768cm" svg:y="4.316cm" presentation:class="outline">
          <draw:text-box>
            <text:list text:style-name="L5">
              <text:list-item>
                <text:p>What makes a product like Android Successful in Business terms isn't what makes for a good Upstream merge experience</text:p>
                <text:list>
                  <text:list-item>
                    <text:p>Business is all about seeing your niche</text:p>
                  </text:list-item>
                  <text:list-item>
                    <text:p>Moving to fill it</text:p>
                  </text:list-item>
                  <text:list-item>
                    <text:p>And satisfying your customers as quickly as possible</text:p>
                  </text:list-item>
                  <text:list-item>
                    <text:p>This is the standard Mobile MO</text:p>
                  </text:list-item>
                </text:list>
              </text:list-item>
              <text:list-item>
                <text:p>Upstream Success is all about the Code</text:p>
                <text:list>
                  <text:list-item>
                    <text:p>Ease of maintenance</text:p>
                  </text:list-item>
                  <text:list-item>
                    <text:p>Cleanliness of implementation</text:p>
                  </text:list-item>
                  <text:list-item>
                    <text:p>Seeking the best technical solut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6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3T1">
        <office:forms form:automatic-focus="false" form:apply-design-mode="false"/>
        <draw:frame presentation:style-name="pr8" draw:layer="layout" svg:width="20.677cm" svg:height="2.748cm" svg:x="2.733cm" svg:y="0.709cm" presentation:class="title">
          <draw:text-box>
            <text:p><text:span text:style-name="T10">Forking</text:span></text:p>
          </draw:text-box>
        </draw:frame>
        <draw:frame presentation:style-name="pr6" draw:text-style-name="P15" draw:layer="layout" svg:width="20.991cm" svg:height="12.573cm" svg:x="2.768cm" svg:y="4.316cm" presentation:class="outline">
          <draw:text-box>
            <text:list text:style-name="L5">
              <text:list-item>
                <text:p><text:span text:style-name="T11">The Google creation of android code represented a fork in the kernel</text:span></text:p>
                <text:list>
                  <text:list-item>
                    <text:p><text:span text:style-name="T11">And really, a clean room re-engineering of about everything else</text:span></text:p>
                  </text:list-item>
                </text:list>
              </text:list-item>
              <text:list-item>
                <text:p><text:span text:style-name="T11">Releasing the project on time required this fork</text:span></text:p>
              </text:list-item>
              <text:list-item>
                <text:p><text:span text:style-name="T11">It's where the power management and wakelocks code actually came from</text:span></text:p>
              </text:list-item>
              <text:list-item>
                <text:p><text:span text:style-name="T11">The way the infrastructure forked required driver writers to code either for the Google fork or for the vanilla kernel</text:span></text:p>
                <text:list>
                  <text:list-item>
                    <text:p><text:span text:style-name="T11">This lead to a huge amount of fric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7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3T1">
        <office:forms form:automatic-focus="false" form:apply-design-mode="false"/>
        <draw:frame presentation:style-name="pr8" draw:layer="layout" svg:width="20.677cm" svg:height="2.748cm" svg:x="2.733cm" svg:y="0.709cm" presentation:class="title" presentation:user-transformed="true">
          <draw:text-box>
            <text:p><text:span text:style-name="T10">Is Forking Wrong?</text:span></text:p>
          </draw:text-box>
        </draw:frame>
        <draw:frame presentation:style-name="pr6" draw:text-style-name="P15" draw:layer="layout" svg:width="20.991cm" svg:height="12.573cm" svg:x="2.768cm" svg:y="4.316cm" presentation:class="outline">
          <draw:text-box>
            <text:list text:style-name="L5">
              <text:list-item>
                <text:p><text:span text:style-name="T11">The GPL guarantees the right to fork</text:span></text:p>
              </text:list-item>
              <text:list-item>
                <text:p><text:span text:style-name="T11">Without forks, the evolutionary process for open source can't explore the full configuration space</text:span></text:p>
              </text:list-item>
              <text:list-item>
                <text:p><text:span text:style-name="T11">Without Forking the Linux kernel, Google would have taken much longer to achieve the necessary kernel power budget</text:span></text:p>
                <text:list>
                  <text:list-item>
                    <text:p><text:span text:style-name="T11">So android may never have been released or achieved the market success it currently has</text:span></text:p>
                  </text:list-item>
                </text:list>
              </text:list-item>
              <text:list-item>
                <text:p><text:span text:style-name="T11">Forking also allowed Google to control the Android release timetable and infrastructure.</text:span></text:p>
              </text:list-item>
              <text:list-item>
                <text:p><text:span text:style-name="T11">Therefore, forking is not only permissible, but required by the mechanics of the project to make it successful.</text:span></text:p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8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3T1">
        <office:forms form:automatic-focus="false" form:apply-design-mode="false"/>
        <draw:frame presentation:style-name="pr8" draw:layer="layout" svg:width="20.677cm" svg:height="2.748cm" svg:x="2.733cm" svg:y="0.709cm" presentation:class="title">
          <draw:text-box>
            <text:p>Is Forking Fragmentation?</text:p>
          </draw:text-box>
        </draw:frame>
        <draw:frame presentation:style-name="pr6" draw:layer="layout" svg:width="20.991cm" svg:height="12.573cm" svg:x="2.768cm" svg:y="4.316cm" presentation:class="outline">
          <draw:text-box>
            <text:list text:style-name="L5">
              <text:list-item>
                <text:p>There are a large number of people who answer “Yes” to this question</text:p>
              </text:list-item>
              <text:list-item>
                <text:p>However, the truth (as seen on previous slide) is “No”</text:p>
              </text:list-item>
              <text:list-item>
                <text:p>Fragmentation only happens when a fork fails to merge back</text:p>
                <text:list>
                  <text:list-item>
                    <text:p>But yet still has a nucleus of a community around it</text:p>
                  </text:list-item>
                </text:list>
              </text:list-item>
              <text:list-item>
                <text:p>Fragmentation is an enemy</text:p>
                <text:list>
                  <text:list-item>
                    <text:p>It destroyed the UNIX ecosystem</text:p>
                  </text:list-item>
                </text:list>
              </text:list-item>
              <text:list-item>
                <text:p>Thus, assisting forks to merge is also a requirement to prevent fragmentation</text:p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9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3T1">
        <office:forms form:automatic-focus="false" form:apply-design-mode="false"/>
        <draw:frame presentation:style-name="pr8" draw:layer="layout" svg:width="20.677cm" svg:height="2.748cm" svg:x="2.733cm" svg:y="0.709cm" presentation:class="title">
          <draw:text-box>
            <text:p><text:span text:style-name="T10">Is the GPL Bad for Business?</text:span></text:p>
          </draw:text-box>
        </draw:frame>
        <draw:frame presentation:style-name="pr6" draw:layer="layout" svg:width="20.991cm" svg:height="12.573cm" svg:x="2.768cm" svg:y="4.316cm" presentation:class="outline">
          <draw:text-box>
            <text:list text:style-name="L5">
              <text:list-item>
                <text:p>A large amount of decisions in Android were driven by Executive perception that the GPL had to be avoided in the mobile market</text:p>
                <text:list>
                  <text:list-item>
                    <text:p>Definitely a failed goal: Android has quite a few GPL components</text:p>
                    <text:list>
                      <text:list-item>
                        <text:p>Kernel, Bluez, D-Bus etc.</text:p>
                      </text:list-item>
                    </text:list>
                  </text:list-item>
                </text:list>
              </text:list-item>
              <text:list-item>
                <text:p>Can see now, given that Android ships with large GPL code base, that this fear was misplaced</text:p>
              </text:list-item>
              <text:list-item>
                <text:p>In fact, the downstream really only cares that the code base is licence compliant</text:p>
              </text:list-item>
              <text:list-item>
                <text:p>And that it delivers the app platform and is customisable.</text:p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10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3T1">
        <office:forms form:automatic-focus="false" form:apply-design-mode="false"/>
        <draw:frame presentation:style-name="pr8" draw:layer="layout" svg:width="20.677cm" svg:height="2.748cm" svg:x="2.733cm" svg:y="0.709cm" presentation:class="title">
          <draw:text-box>
            <text:p><text:span text:style-name="T10">What about App Frameworks?</text:span></text:p>
          </draw:text-box>
        </draw:frame>
        <draw:frame presentation:style-name="pr6" draw:layer="layout" svg:width="20.991cm" svg:height="12.573cm" svg:x="2.768cm" svg:y="4.316cm" presentation:class="outline">
          <draw:text-box>
            <text:list text:style-name="L5">
              <text:list-item>
                <text:p>The Java based application framework was one of the most innovative things about Android.</text:p>
              </text:list-item>
              <text:list-item>
                <text:p>Being Java based abstracted away some of the core platform dependencies</text:p>
                <text:list>
                  <text:list-item>
                    <text:p>Allowed a wider range of platform innovations</text:p>
                  </text:list-item>
                  <text:list-item>
                    <text:p>Also moved the app layer far away from the underlying kernel</text:p>
                  </text:list-item>
                </text:list>
              </text:list-item>
              <text:list-item>
                <text:p>Separated the app from the underlying C library and tool chain</text:p>
              </text:list-item>
              <text:list-item>
                <text:p>Restricted the API <text:s/>to a more manageable subset of provided interfaces</text:p>
                <text:list>
                  <text:list-item>
                    <text:p>Thus giving greater platform control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11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2" draw:style-name="dp3" draw:master-page-name="Burst_20_Break" presentation:presentation-page-layout-name="AL3T1">
        <office:forms form:automatic-focus="false" form:apply-design-mode="false"/>
        <draw:frame presentation:style-name="pr3" draw:layer="layout" svg:width="22.859cm" svg:height="3.18cm" svg:x="0.914cm" svg:y="7.612cm" presentation:class="title">
          <draw:text-box>
            <text:p><text:span text:style-name="T10">Did Android make any Mistakes?</text:span></text:p>
          </draw:text-box>
        </draw:frame>
        <draw:frame presentation:style-name="pr13" draw:layer="layout" svg:width="7.084cm" svg:height="12.574cm" svg:x="8.12cm" svg:y="21.714cm" presentation:class="outline" presentation:placeholder="true">
          <draw:text-box/>
        </draw:frame>
        <presentation:notes draw:style-name="dp4">
          <draw:page-thumbnail draw:style-name="gr6" draw:layer="layout" svg:width="14.848cm" svg:height="11.135cm" svg:x="3.07cm" svg:y="2.257cm" draw:page-number="1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3T1">
        <office:forms form:automatic-focus="false" form:apply-design-mode="false"/>
        <draw:frame presentation:style-name="pr5" draw:layer="layout" svg:width="20.677cm" svg:height="2.748cm" svg:x="2.733cm" svg:y="0.709cm" presentation:class="title">
          <draw:text-box>
            <text:p>The Corporate Calendar Fiasco</text:p>
          </draw:text-box>
        </draw:frame>
        <draw:frame presentation:style-name="pr14" draw:layer="layout" svg:width="20.991cm" svg:height="12.782cm" svg:x="2.514cm" svg:y="3.85cm" presentation:class="outline" presentation:user-transformed="true">
          <draw:text-box>
            <text:list text:style-name="L5">
              <text:list-item>
                <text:p>The main biggest market blocker to Android was lack of a syncML calendar</text:p>
                <text:list>
                  <text:list-item>
                    <text:p>The business market wouldn't take android seriously without it</text:p>
                  </text:list-item>
                  <text:list-item>
                    <text:p>Calendaring was one of the blackberry strengths</text:p>
                  </text:list-item>
                </text:list>
              </text:list-item>
              <text:list-item>
                <text:p>Motorola saw this early on and provided CorpCal App on their own platform variant</text:p>
                <text:list>
                  <text:list-item>
                    <text:p>Released with Version 1.6</text:p>
                  </text:list-item>
                  <text:list-item>
                    <text:p>But only on Motorola Droid</text:p>
                  </text:list-item>
                </text:list>
              </text:list-item>
              <text:list-item>
                <text:p>Google didn't release a syncML calendar until 2.1</text:p>
                <text:list>
                  <text:list-item>
                    <text:p>Which they wrote completely from scratch (NIH)</text:p>
                  </text:list-item>
                </text:list>
              </text:list-item>
              <text:list-item>
                <text:p>Cost over a year of anaemic uptake in the corporate market</text:p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13" presentation:class="page"/>
          <draw:frame presentation:style-name="pr7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3T1">
        <office:forms form:automatic-focus="false" form:apply-design-mode="false"/>
        <draw:frame presentation:style-name="pr8" draw:layer="layout" svg:width="20.677cm" svg:height="2.748cm" svg:x="2.733cm" svg:y="0.709cm" presentation:class="title">
          <draw:text-box>
            <text:p>Walled Garden Coding</text:p>
          </draw:text-box>
        </draw:frame>
        <draw:frame presentation:style-name="pr6" draw:layer="layout" svg:width="20.991cm" svg:height="12.573cm" svg:x="2.768cm" svg:y="4.316cm" presentation:class="outline">
          <draw:text-box>
            <text:list text:style-name="L5">
              <text:list-item>
                <text:p>Although hanset partners were free to modify the platform, Google controlled the base release schedule</text:p>
              </text:list-item>
              <text:list-item>
                <text:p>And the base feature set</text:p>
              </text:list-item>
              <text:list-item>
                <text:p>No partner mods made it back into the Base</text:p>
                <text:list>
                  <text:list-item>
                    <text:p>Not even must have features like the Motorola Corporate Calendar</text:p>
                  </text:list-item>
                </text:list>
              </text:list-item>
              <text:list-item>
                <text:p>Each base release was a “throw it over the wall” thing with partners scrambling to rebase their modifications</text:p>
              </text:list-item>
              <text:list-item>
                <text:p>Essentially, no partner community ecosystem was either created or encouraged</text:p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14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3T1">
        <office:forms form:automatic-focus="false" form:apply-design-mode="false"/>
        <draw:frame presentation:style-name="pr8" draw:layer="layout" svg:width="20.677cm" svg:height="2.748cm" svg:x="2.733cm" svg:y="0.709cm" presentation:class="title">
          <draw:text-box>
            <text:p>Control vs Community</text:p>
          </draw:text-box>
        </draw:frame>
        <draw:frame presentation:style-name="pr6" draw:layer="layout" svg:width="20.991cm" svg:height="12.573cm" svg:x="2.768cm" svg:y="4.316cm" presentation:class="outline">
          <draw:text-box>
            <text:list text:style-name="L5">
              <text:list-item>
                <text:p>This rigid approach to controlling the base gave the project market focus and thrust</text:p>
                <text:list>
                  <text:list-item>
                    <text:p>Also provided the necessary environment for forking the kernel</text:p>
                  </text:list-item>
                </text:list>
              </text:list-item>
              <text:list-item>
                <text:p>Without it, Android would not have been able to fulfil its vision of storming the handset market</text:p>
              </text:list-item>
              <text:list-item>
                <text:p>Although the control was essential for market dominance, it did damage any community aspect</text:p>
                <text:list>
                  <text:list-item>
                    <text:p>Corporate calendar a classic example</text:p>
                  </text:list-item>
                  <text:list-item>
                    <text:p>Control lead Google to reinvent something already provided by a partn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15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6" draw:style-name="dp3" draw:master-page-name="Burst_20_Break" presentation:presentation-page-layout-name="AL3T1">
        <office:forms form:automatic-focus="false" form:apply-design-mode="false"/>
        <draw:frame presentation:style-name="pr3" draw:layer="layout" svg:width="22.859cm" svg:height="3.18cm" svg:x="0.914cm" svg:y="7.612cm" presentation:class="title">
          <draw:text-box>
            <text:p>What can we Learn from All of this?</text:p>
          </draw:text-box>
        </draw:frame>
        <draw:frame presentation:style-name="pr13" draw:layer="layout" svg:width="7.084cm" svg:height="12.574cm" svg:x="8.12cm" svg:y="21.714cm" presentation:class="outline" presentation:placeholder="true">
          <draw:text-box/>
        </draw:frame>
        <presentation:notes draw:style-name="dp4">
          <draw:page-thumbnail draw:style-name="gr6" draw:layer="layout" svg:width="14.848cm" svg:height="11.135cm" svg:x="3.07cm" svg:y="2.257cm" draw:page-number="1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4T3">
        <office:forms form:automatic-focus="false" form:apply-design-mode="false"/>
        <draw:frame presentation:style-name="pr5" draw:layer="layout" svg:width="20.677cm" svg:height="2.748cm" svg:x="2.733cm" svg:y="0.709cm" presentation:class="title" presentation:user-transformed="true">
          <draw:text-box>
            <text:p>Forking Behaviours</text:p>
          </draw:text-box>
        </draw:frame>
        <draw:frame presentation:style-name="pr6" draw:layer="layout" svg:width="10.243cm" svg:height="12.573cm" svg:x="2.768cm" svg:y="4.316cm" presentation:class="outline">
          <draw:text-box>
            <text:list text:style-name="L5">
              <text:list-item>
                <text:p>Forking may be good</text:p>
              </text:list-item>
              <text:list-item>
                <text:p>But every successful fork needs to merge</text:p>
              </text:list-item>
              <text:list-item>
                <text:p>Merging the wakelocks and other kernel changes was a massive friction point</text:p>
              </text:list-item>
              <text:list-item>
                <text:p>Trying to resolve the Android fork took years</text:p>
              </text:list-item>
              <text:list-item>
                <text:p>Resolution still not bought into by Android</text:p>
              </text:list-item>
            </text:list>
          </draw:text-box>
        </draw:frame>
        <draw:path draw:style-name="gr7" draw:layer="layout" svg:width="3.141cm" svg:height="12.261cm" svg:x="15.666cm" svg:y="3.571cm" svg:viewBox="0 0 3142 12262" svg:d="m3059 12262 83-9654c-579-5792-3142-129-3142-129">
          <text:p/>
        </draw:path>
        <draw:polygon draw:style-name="gr8" draw:layer="layout" svg:width="1.178cm" svg:height="2.002cm" draw:transform="skewX (0.0617846555205876) rotate (1.99508586795434) translate (14.732cm 6.80240149293522cm)" svg:viewBox="0 0 1179 2003" draw:points="499,1279 1179,1579 0,0 216,2003">
          <text:p/>
        </draw:polygon>
        <draw:path draw:style-name="gr9" draw:layer="layout" svg:width="4.763cm" svg:height="8.444cm" svg:x="18.604cm" svg:y="6.529cm" svg:viewBox="0 0 4764 8445" svg:d="m0 8445c10594-2090 212-8445 212-8445">
          <text:p/>
        </draw:path>
        <draw:polygon draw:style-name="gr10" draw:layer="layout" svg:width="2.545cm" svg:height="2.523cm" draw:transform="skewX (0.2035053907825) rotate (-1.19397974129028) translate (21.481363168131cm 6.21055831989013cm)" svg:viewBox="0 0 2546 2524" draw:points="1462,1173 1548,0 0,2524 2546,1267">
          <text:p/>
        </draw:polygon>
        <presentation:notes draw:style-name="dp4">
          <draw:page-thumbnail draw:style-name="gr6" draw:layer="layout" svg:width="12.899cm" svg:height="9.676cm" svg:x="3.284cm" svg:y="1.96cm" draw:page-number="17" presentation:class="page"/>
          <draw:frame presentation:style-name="pr7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3T1">
        <office:forms form:automatic-focus="false" form:apply-design-mode="false"/>
        <draw:frame presentation:style-name="pr5" draw:layer="layout" svg:width="20.677cm" svg:height="2.748cm" svg:x="2.733cm" svg:y="0.709cm" presentation:class="title">
          <draw:text-box>
            <text:p>Making Merging Easier</text:p>
          </draw:text-box>
        </draw:frame>
        <draw:frame presentation:style-name="pr6" draw:layer="layout" svg:width="20.991cm" svg:height="12.573cm" svg:x="2.768cm" svg:y="4.316cm" presentation:class="outline">
          <draw:text-box>
            <text:list text:style-name="L5">
              <text:list-item>
                <text:p>One of the key lessons for Open Source</text:p>
              </text:list-item>
              <text:list-item>
                <text:p>If forks are key to evolution</text:p>
                <text:list>
                  <text:list-item>
                    <text:p>Then Forks should be encouraged</text:p>
                  </text:list-item>
                </text:list>
              </text:list-item>
              <text:list-item>
                <text:p>Key friction is generated at the merge point</text:p>
                <text:list>
                  <text:list-item>
                    <text:p>Need better handling for this process</text:p>
                  </text:list-item>
                  <text:list-item>
                    <text:p>Main problem is the size of the code drop that comes with an attempted fork merge</text:p>
                  </text:list-item>
                  <text:list-item>
                    <text:p>If the fork has been completely isolated, this is the first time upstream has seen any of it</text:p>
                  </text:list-item>
                </text:list>
              </text:list-item>
              <text:list-item>
                <text:p>This is definitely the key “Must Do Better” report card for Open Source projects</text:p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18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9" draw:style-name="dp3" draw:master-page-name="Title2" presentation:presentation-page-layout-name="AL3T1">
        <office:forms form:automatic-focus="false" form:apply-design-mode="false"/>
        <draw:frame presentation:style-name="pr8" draw:layer="layout" svg:width="20.677cm" svg:height="2.748cm" svg:x="2.733cm" svg:y="0.709cm" presentation:class="title">
          <draw:text-box>
            <text:p>Inclusive Coding</text:p>
          </draw:text-box>
        </draw:frame>
        <draw:frame presentation:style-name="pr6" draw:layer="layout" svg:width="20.991cm" svg:height="12.573cm" svg:x="2.768cm" svg:y="4.316cm" presentation:class="outline">
          <draw:text-box>
            <text:list text:style-name="L5">
              <text:list-item>
                <text:p>Forked projects tend to generate fairly extreme NIH (Not Invented Here) mentalities</text:p>
                <text:list>
                  <text:list-item>
                    <text:p>Leads to reluctance to show the code</text:p>
                  </text:list-item>
                  <text:list-item>
                    <text:p>Because that would invite the opinions of others</text:p>
                  </text:list-item>
                </text:list>
              </text:list-item>
              <text:list-item>
                <text:p>The longer the fork runs for, the more extreme the NIH attitude gets</text:p>
                <text:list>
                  <text:list-item>
                    <text:p>And the more difficult to correct genuine design mistakes become</text:p>
                  </text:list-item>
                </text:list>
              </text:list-item>
              <text:list-item>
                <text:p>Forks needs to try to generate an inclusive approach</text:p>
                <text:list>
                  <text:list-item>
                    <text:p>Even if you're not going to take advice, ask for it</text:p>
                  </text:list-item>
                  <text:list-item>
                    <text:p>Show the code early and often even if you're not requesting a merg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19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20" draw:style-name="dp3" draw:master-page-name="Title2" presentation:presentation-page-layout-name="AL4T3">
        <office:forms form:automatic-focus="false" form:apply-design-mode="false"/>
        <draw:frame presentation:style-name="pr5" draw:layer="layout" svg:width="20.677cm" svg:height="2.748cm" svg:x="2.733cm" svg:y="0.709cm" presentation:class="title">
          <draw:text-box>
            <text:p>The Continuous Backport Fork</text:p>
          </draw:text-box>
        </draw:frame>
        <draw:frame presentation:style-name="pr6" draw:layer="layout" svg:width="10.243cm" svg:height="12.573cm" svg:x="2.768cm" svg:y="4.316cm" presentation:class="outline" presentation:user-transformed="true">
          <draw:text-box>
            <text:list text:style-name="L5">
              <text:list-item>
                <text:p>Merging is made easier in small chunks</text:p>
              </text:list-item>
              <text:list-item>
                <text:p>Therefore, could divide fork into discrete features</text:p>
              </text:list-item>
              <text:list-item>
                <text:p>And backport them individually over time</text:p>
              </text:list-item>
              <text:list-item>
                <text:p>However, requires significant effort and resources on the part of the forking project</text:p>
              </text:list-item>
            </text:list>
          </draw:text-box>
        </draw:frame>
        <draw:g>
          <draw:path draw:style-name="gr11" draw:layer="layout" svg:width="2.636cm" svg:height="13.192cm" svg:x="15.94cm" svg:y="3.147cm" svg:viewBox="0 0 2637 13193" svg:d="m2567 13193 70-10387c-486-6232-2637-139-2637-139">
            <text:p/>
          </draw:path>
          <draw:polygon draw:style-name="gr12" draw:layer="layout" svg:width="1.226cm" svg:height="1.739cm" draw:transform="skewX (-0.112573736753613) rotate (1.91008833338223) translate (15.156cm 6.62374766728872cm)" svg:viewBox="0 0 1227 1740" draw:points="519,1111 1227,1372 0,0 225,1740">
            <text:p/>
          </draw:polygon>
          <draw:path draw:style-name="gr13" draw:layer="layout" svg:width="4.996cm" svg:height="9.085cm" svg:x="18.498cm" svg:y="6.257cm" svg:viewBox="0 0 4997 9086" svg:d="m0 9086c11113-2248 222-9086 222-9086">
            <text:p/>
          </draw:path>
          <draw:polygon draw:style-name="gr14" draw:layer="layout" svg:width="1.346cm" svg:height="1.047cm" draw:transform="skewX (0.0495673507566296) rotate (-1.28805298797276) translate (19.6763770791779cm 5.79390867223844cm)" svg:viewBox="0 0 1347 1048" draw:points="773,487 818,0 0,1048 1347,525">
            <text:p/>
          </draw:polygon>
          <draw:polygon draw:style-name="gr14" draw:layer="layout" svg:width="1.008cm" svg:height="0.939cm" draw:transform="skewX (-0.0818559419185186) rotate (-0.82780966422194) translate (19.2400167263653cm 9.10202665352326cm)" svg:viewBox="0 0 1009 940" draw:points="579,437 613,0 0,940 1009,472">
            <text:p/>
          </draw:polygon>
          <draw:line draw:style-name="gr15" draw:text-style-name="P16" draw:layer="layout" svg:x1="22.653cm" svg:y1="9.554cm" svg:x2="18.655cm" svg:y2="9.847cm">
            <text:p/>
          </draw:line>
          <draw:line draw:style-name="gr15" draw:text-style-name="P16" draw:layer="layout" svg:x1="23.403cm" svg:y1="12.485cm" svg:x2="18.655cm" svg:y2="12.485cm">
            <text:p/>
          </draw:line>
          <draw:polygon draw:style-name="gr14" draw:layer="layout" svg:width="1.008cm" svg:height="0.94cm" draw:transform="skewX (-0.0827286065445158) rotate (-0.828856861773137) translate (19.2405657301039cm 11.7395718245222cm)" svg:viewBox="0 0 1009 941" draw:points="579,437 613,0 0,941 1009,472">
            <text:p/>
          </draw:polygon>
        </draw:g>
        <presentation:notes draw:style-name="dp4">
          <draw:page-thumbnail draw:style-name="gr6" draw:layer="layout" svg:width="12.899cm" svg:height="9.676cm" svg:x="3.284cm" svg:y="1.96cm" draw:page-number="20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21" draw:style-name="dp3" draw:master-page-name="Title2" presentation:presentation-page-layout-name="AL3T1">
        <office:forms form:automatic-focus="false" form:apply-design-mode="false"/>
        <draw:frame presentation:style-name="pr8" draw:layer="layout" svg:width="20.677cm" svg:height="2.748cm" svg:x="2.733cm" svg:y="0.709cm" presentation:class="title" presentation:user-transformed="true">
          <draw:text-box>
            <text:p>Allaying Licensing Fears</text:p>
          </draw:text-box>
        </draw:frame>
        <draw:frame presentation:style-name="pr6" draw:layer="layout" svg:width="20.991cm" svg:height="12.573cm" svg:x="2.768cm" svg:y="4.316cm" presentation:class="outline">
          <draw:text-box>
            <text:list text:style-name="L5">
              <text:list-item>
                <text:p>“Discussion” of licence choice leads to a huge perception of problems in industry</text:p>
                <text:list>
                  <text:list-item>
                    <text:p>Definitely needs to be more light and less heat here from the community</text:p>
                  </text:list-item>
                </text:list>
              </text:list-item>
              <text:list-item>
                <text:p>Fear of GPL is also driven by external interests</text:p>
              </text:list-item>
              <text:list-item>
                <text:p>Need a proactive response</text:p>
                <text:list>
                  <text:list-item>
                    <text:p>Linux Foundation does a lot of activism to allay licensing fears</text:p>
                  </text:list-item>
                  <text:list-item>
                    <text:p>But the community also needs to be involved</text:p>
                  </text:list-item>
                  <text:list-item>
                    <text:p>Show you care about the licence, but that it's not designed to try to skewer industry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21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3T1">
        <office:forms form:automatic-focus="false" form:apply-design-mode="false"/>
        <draw:frame presentation:style-name="pr8" draw:layer="layout" svg:width="20.677cm" svg:height="2.748cm" svg:x="2.733cm" svg:y="0.709cm" presentation:class="title">
          <draw:text-box>
            <text:p>Bright Line Systems</text:p>
          </draw:text-box>
        </draw:frame>
        <draw:frame presentation:style-name="pr6" draw:layer="layout" svg:width="20.991cm" svg:height="12.573cm" svg:x="2.768cm" svg:y="4.316cm" presentation:class="outline">
          <draw:text-box>
            <text:list text:style-name="L5">
              <text:list-item>
                <text:p>Phrase coined by Bruce Perens</text:p>
              </text:list-item>
              <text:list-item>
                <text:p>Means that there's a set of defined parameters that allow you to use the system without licence contamination</text:p>
                <text:list>
                  <text:list-item>
                    <text:p>These are the so called “bright lines”</text:p>
                  </text:list-item>
                </text:list>
              </text:list-item>
              <text:list-item>
                <text:p>As a classic example, the Kernel to User ABI is the Linux bright line</text:p>
                <text:list>
                  <text:list-item>
                    <text:p>It's what prevents the kernel licence from contaminating userspace programs</text:p>
                  </text:list-item>
                </text:list>
              </text:list-item>
              <text:list-item>
                <text:p>The point about these is they're easy to understand</text:p>
                <text:list>
                  <text:list-item>
                    <text:p>So explaining them is really an aid to allaying industry fear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22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23" draw:style-name="dp3" draw:master-page-name="Title2" presentation:presentation-page-layout-name="AL3T1">
        <office:forms form:automatic-focus="false" form:apply-design-mode="false"/>
        <draw:frame presentation:style-name="pr8" draw:layer="layout" svg:width="20.677cm" svg:height="2.748cm" svg:x="2.733cm" svg:y="0.709cm" presentation:class="title" presentation:user-transformed="true">
          <draw:text-box>
            <text:p>Fostering and Embracing Community Diversity</text:p>
          </draw:text-box>
        </draw:frame>
        <draw:frame presentation:style-name="pr6" draw:layer="layout" svg:width="20.991cm" svg:height="12.573cm" svg:x="2.768cm" svg:y="4.316cm" presentation:class="outline">
          <draw:text-box>
            <text:list text:style-name="L5">
              <text:list-item>
                <text:p>This cuts both ways:</text:p>
                <text:list>
                  <text:list-item>
                    <text:p>Fostering and embracing diversity would have been a great assistance to the Android Ecosystem (corporate calendar)</text:p>
                  </text:list-item>
                  <text:list-item>
                    <text:p>However, encouraging forks and assisting them to merge is also required for embracing diversity.</text:p>
                  </text:list-item>
                </text:list>
              </text:list-item>
              <text:list-item>
                <text:p>On the merger, we have to grade ourselves C “Must Do better”</text:p>
              </text:list-item>
              <text:list-item>
                <text:p>A lot of good came out of the android merge attempt</text:p>
              </text:list-item>
              <text:list-item>
                <text:p>But it was a massively painful experience for android developers</text:p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23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24" draw:style-name="dp3" draw:master-page-name="Title2" presentation:presentation-page-layout-name="AL3T1">
        <office:forms form:automatic-focus="false" form:apply-design-mode="false"/>
        <draw:frame presentation:style-name="pr8" draw:layer="layout" svg:width="20.677cm" svg:height="2.748cm" svg:x="2.733cm" svg:y="0.709cm" presentation:class="title">
          <draw:text-box>
            <text:p>Unifying Business and Upstream Success</text:p>
          </draw:text-box>
        </draw:frame>
        <draw:frame presentation:style-name="pr6" draw:layer="layout" svg:width="20.991cm" svg:height="12.573cm" svg:x="2.768cm" svg:y="4.316cm" presentation:class="outline">
          <draw:text-box>
            <text:list text:style-name="L5">
              <text:list-item>
                <text:p>Upstream has to recognise that to fill a business niche a product almost always has to fork</text:p>
                <text:list>
                  <text:list-item>
                    <text:p>However, the forking entity can do a lot to reduce the pain involved in forking</text:p>
                  </text:list-item>
                  <text:list-item>
                    <text:p>Upstream too must facilitate this, so be more welcoming</text:p>
                  </text:list-item>
                </text:list>
              </text:list-item>
              <text:list-item>
                <text:p>Businesses must recognise that Upstream is about the only way to achieve long term viability</text:p>
                <text:list>
                  <text:list-item>
                    <text:p>Any long lived code stream diverges from its base</text:p>
                  </text:list-item>
                  <text:list-item>
                    <text:p>Without continuous backport, the gulf widens until eventually tools have a hard time bridging it</text:p>
                    <text:list>
                      <text:list-item>
                        <text:p>Some projects now measure upporting times in fractions of a year</text:p>
                      </text:list-item>
                    </text:list>
                  </text:list-item>
                  <text:list-item>
                    <text:p>Planning for this helps get you into the community mindset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24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25" draw:style-name="dp3" draw:master-page-name="Title2" presentation:presentation-page-layout-name="AL3T1">
        <office:forms form:automatic-focus="false" form:apply-design-mode="false"/>
        <draw:frame presentation:style-name="pr8" draw:layer="layout" svg:width="20.677cm" svg:height="2.748cm" svg:x="2.733cm" svg:y="0.709cm" presentation:class="title">
          <draw:text-box>
            <text:p>Control by Acclamation not Prescription</text:p>
          </draw:text-box>
        </draw:frame>
        <draw:frame presentation:style-name="pr6" draw:layer="layout" svg:width="20.991cm" svg:height="12.573cm" svg:x="2.768cm" svg:y="4.316cm" presentation:class="outline">
          <draw:text-box>
            <text:list text:style-name="L5">
              <text:list-item>
                <text:p>This is one of the key myths that drives control structures put in place by industry</text:p>
              </text:list-item>
              <text:list-item>
                <text:p>Need to do more education on the value of influence over control</text:p>
              </text:list-item>
              <text:list-item>
                <text:p>If everyone trusts you to do the right thing and work tirelessly for the benefit of all, they're perfectly happy to hand over control to you</text:p>
                <text:list>
                  <text:list-item>
                    <text:p>The benevolent dictator model</text:p>
                  </text:list-item>
                  <text:list-item>
                    <text:p>This is what the Linux Kernel Uses</text:p>
                  </text:list-item>
                </text:list>
              </text:list-item>
              <text:list-item>
                <text:p>However, control by acclamation must be continuously earned</text:p>
                <text:list>
                  <text:list-item>
                    <text:p>It can't be legislate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25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26" draw:style-name="dp3" draw:master-page-name="Burst_20_Break" presentation:presentation-page-layout-name="AL2T19">
        <office:forms form:automatic-focus="false" form:apply-design-mode="false"/>
        <draw:frame presentation:style-name="pr3" draw:layer="layout" svg:width="22.859cm" svg:height="3.18cm" svg:x="0.914cm" svg:y="7.612cm" presentation:class="title">
          <draw:text-box>
            <text:p>So What Can we Learn?</text:p>
          </draw:text-box>
        </draw:frame>
        <presentation:notes draw:style-name="dp4">
          <draw:page-thumbnail draw:style-name="gr6" draw:layer="layout" svg:width="14.848cm" svg:height="11.135cm" svg:x="3.07cm" svg:y="2.257cm" draw:page-number="2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Title2" presentation:presentation-page-layout-name="AL3T1">
        <office:forms form:automatic-focus="false" form:apply-design-mode="false"/>
        <draw:frame presentation:style-name="pr8" draw:layer="layout" svg:width="20.677cm" svg:height="2.748cm" svg:x="2.733cm" svg:y="0.709cm" presentation:class="title">
          <draw:text-box>
            <text:p>Conclusions</text:p>
          </draw:text-box>
        </draw:frame>
        <draw:frame presentation:style-name="pr6" draw:layer="layout" svg:width="20.991cm" svg:height="12.573cm" svg:x="2.768cm" svg:y="4.316cm" presentation:class="outline">
          <draw:text-box>
            <text:list text:style-name="L5">
              <text:list-item>
                <text:p>Android was a fiasco both for Google and the Community</text:p>
                <text:list>
                  <text:list-item>
                    <text:p>So all sides need to do better</text:p>
                  </text:list-item>
                </text:list>
              </text:list-item>
              <text:list-item>
                <text:p>The community needs to find better ways of handling and encouraging forking</text:p>
              </text:list-item>
              <text:list-item>
                <text:p>The community also needs to be better at allaying fears over licensing</text:p>
              </text:list-item>
              <text:list-item>
                <text:p>Any project that forks also needs to have one eye on merging back</text:p>
              </text:list-item>
              <text:list-item>
                <text:p>But, in the end, for all the friction, the project was still ultimately successful in the market.</text:p>
              </text:list-item>
            </text:list>
          </draw:text-box>
        </draw:frame>
        <presentation:notes draw:style-name="dp4">
          <draw:page-thumbnail draw:style-name="gr6" draw:layer="layout" svg:width="12.899cm" svg:height="9.676cm" svg:x="3.284cm" svg:y="1.96cm" draw:page-number="27" presentation:class="page"/>
          <draw:frame presentation:style-name="pr9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28" draw:style-name="dp3" draw:master-page-name="Burst_20_Break" presentation:presentation-page-layout-name="AL3T1">
        <office:forms form:automatic-focus="false" form:apply-design-mode="false"/>
        <draw:frame presentation:style-name="pr3" draw:layer="layout" svg:width="22.859cm" svg:height="3.18cm" svg:x="0.914cm" svg:y="7.612cm" presentation:class="title">
          <draw:text-box>
            <text:p>Questions?</text:p>
          </draw:text-box>
        </draw:frame>
        <draw:frame presentation:style-name="pr13" draw:layer="layout" svg:width="7.084cm" svg:height="12.574cm" svg:x="8.12cm" svg:y="21.714cm" presentation:class="outline" presentation:placeholder="true">
          <draw:text-box/>
        </draw:frame>
        <presentation:notes draw:style-name="dp4">
          <draw:page-thumbnail draw:style-name="gr6" draw:layer="layout" svg:width="14.848cm" svg:height="11.135cm" svg:x="3.07cm" svg:y="2.257cm" draw:page-number="2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Logo_20_Slide" presentation:presentation-page-layout-name="AL3T1">
        <office:forms form:automatic-focus="false" form:apply-design-mode="false"/>
        <draw:frame presentation:style-name="pr15" draw:layer="layout" svg:width="3.488cm" svg:height="0.471cm" svg:x="0cm" svg:y="0cm" presentation:class="title" presentation:placeholder="true">
          <draw:text-box/>
        </draw:frame>
        <draw:frame presentation:style-name="pr16" draw:layer="layout" svg:width="3.703cm" svg:height="1.109cm" svg:x="0cm" svg:y="0.467cm" presentation:class="outline" presentation:placeholder="true">
          <draw:text-box/>
        </draw:frame>
        <presentation:notes draw:style-name="dp4">
          <draw:page-thumbnail draw:style-name="gr6" draw:layer="layout" svg:width="12.982cm" svg:height="9.737cm" svg:x="3.14cm" svg:y="1.905cm" draw:page-number="29" presentation:class="page"/>
          <draw:frame presentation:style-name="pr17" draw:layer="layout" svg:width="14.182cm" svg:height="11.641cm" svg:x="2.54cm" svg:y="12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a00000" draw:end-color="#ff0000" draw:start-intensity="100%" draw:end-intensity="100%" draw:angle="1800" draw:border="0%"/>
    <draw:gradient draw:name="Gradient_20_11" draw:display-name="Gradient 11" draw:style="linear" draw:start-color="#c70900" draw:end-color="#ff0c00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e00000" draw:marker-start-width="0.305cm" draw:marker-start-center="false" draw:marker-end-width="0.305cm" draw:marker-end-center="false" draw:fill="none" draw:fill-color="#cccccd" draw:fill-gradient-name="Gradient_20_7" draw:fill-hatch-name="Hatch_20_1" draw:fill-image-name="Bitmape_20_1" draw:opacity="100%" draw:fill-image-width="0cm" draw:fill-image-height="0cm" draw:shadow="hidden" draw:shadow-offset-x="0.305cm" draw:shadow-offset-y="0.305cm" draw:shadow-color="#808080" draw:shadow-opacity="10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position="0% 100%" fo:font-family="Arial" style:font-style-name="Regular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20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color="#ffffff" fo:font-size="44pt" fo:font-weight="bold"/>
    </style:style>
    <style:style style:name="title1" style:family="graphic" style:parent-style-name="standard">
      <style:graphic-properties draw:stroke="none" draw:fill="solid" draw:fill-color="#008080" draw:textarea-horizontal-align="left" draw:textarea-vertical-align="middle" draw:shadow="visible" draw:shadow-offset-x="0.2cm" draw:shadow-offset-y="0.2cm" draw:shadow-color="#808080"/>
      <style:paragraph-properties fo:line-height="95%" fo:text-align="start"/>
      <style:text-properties fo:color="#e00000" fo:font-size="32pt" fo:font-weight="bold"/>
    </style:style>
    <style:style style:name="title2" style:family="graphic" style:parent-style-name="standard">
      <style:graphic-properties svg:stroke-width="0.05cm" draw:fill-color="#ffcc99" draw:textarea-horizontal-align="right" draw:textarea-vertical-align="middle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cm" fo:margin-bottom="0cm" fo:text-align="center" fo:text-indent="0cm"/>
      <style:text-properties fo:color="#ffffff" fo:font-size="32pt" fo:font-weight="normal"/>
    </style:style>
    <style:style style:name="headline" style:family="graphic" style:parent-style-name="standard">
      <style:graphic-properties draw:stroke="none" draw:fill="none"/>
      <style:paragraph-properties fo:margin-top="0cm" fo:margin-bottom="0cm"/>
      <style:text-properties fo:font-size="32pt" fo:font-weight="bold"/>
    </style:style>
    <style:style style:name="headline1" style:family="graphic" style:parent-style-name="standard">
      <style:graphic-properties draw:stroke="none" draw:fill="none"/>
      <style:paragraph-properties fo:margin-top="0cm" fo:margin-bottom="0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cm" fo:margin-bottom="0cm"/>
      <style:text-properties fo:font-size="14pt" fo:font-style="normal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-Default" style:family="graphic">
      <style:paragraph-properties style:text-autospace="none"/>
      <style:text-properties style:use-window-font-color="true" fo:font-family="Verdana" style:font-family-generic="swiss" style:font-pitch="variable" fo:font-size="10pt" fo:language="en" fo:country="US" style:font-family-asian="Times, 'Times New Roman'" style:font-pitch-asian="variable" style:language-asian="en" style:country-asian="US" style:font-family-complex="'Times New Roman'" style:font-family-generic-complex="roman" style:font-pitch-complex="variable" style:font-size-complex="10pt"/>
    </style:style>
    <style:style style:name="_2022_Body_20_Text" style:display-name="•Body Text" style:family="graphic">
      <style:paragraph-properties fo:margin-top="0cm" fo:margin-bottom="0.374cm" fo:line-height="0.564cm" style:text-autospace="none"/>
      <style:text-properties fo:font-family="Arial" style:font-family-generic="swiss" style:font-pitch="variable" fo:font-size="9pt" fo:language="en" fo:country="US" style:language-asian="en" style:country-asian="US" style:font-family-complex="Arial" style:font-family-generic-complex="swiss" style:font-pitch-complex="variable" style:font-size-complex="9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Burst_20_Break-background" style:display-name="Burst Break-background" style:family="presentation">
      <style:graphic-properties draw:stroke="none" draw:fill="none"/>
    </style:style>
    <style:style style:name="Burst_20_Break-backgroundobjects" style:display-name="Burst Break-backgroundobjects" style:family="presentation">
      <style:graphic-properties draw:shadow="hidden" draw:shadow-offset-x="0.3cm" draw:shadow-offset-y="0.3cm" draw:shadow-color="#808080"/>
    </style:style>
    <style:style style:name="Burst_20_Break-notes" style:display-name="Burst Break-notes" style:family="presentation">
      <style:graphic-properties draw:stroke="none" draw:fill="none">
        <text:list-style style:name="Burst_20_Break-notes" style:display-name="Burst Brea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style-name="Regular" style:font-family-generic="swiss" style:font-pitch="variable" fo:font-size="12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Burst_20_Break-outline1" style:display-name="Burst Break-outline1" style:family="presentation">
      <style:graphic-properties draw:stroke="none" draw:fill="none">
        <text:list-style style:name="Burst_20_Break-outline1" style:display-name="Burst 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Burst_20_Break-outline2" style:display-name="Burst Break-outline2" style:family="presentation" style:parent-style-name="Burst_20_Brea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urst_20_Break-outline3" style:display-name="Burst Break-outline3" style:family="presentation" style:parent-style-name="Burst_20_Brea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urst_20_Break-outline4" style:display-name="Burst Break-outline4" style:family="presentation" style:parent-style-name="Burst_20_Brea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urst_20_Break-outline5" style:display-name="Burst Break-outline5" style:family="presentation" style:parent-style-name="Burst_20_Brea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urst_20_Break-outline6" style:display-name="Burst Break-outline6" style:family="presentation" style:parent-style-name="Burst_20_Brea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urst_20_Break-outline7" style:display-name="Burst Break-outline7" style:family="presentation" style:parent-style-name="Burst_20_Brea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urst_20_Break-outline8" style:display-name="Burst Break-outline8" style:family="presentation" style:parent-style-name="Burst_20_Brea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urst_20_Break-outline9" style:display-name="Burst Break-outline9" style:family="presentation" style:parent-style-name="Burst_20_Brea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urst_20_Break-subtitle" style:display-name="Burst Break-subtitle" style:family="presentation">
      <style:graphic-properties draw:stroke="none" draw:fill="none" draw:textarea-vertical-align="middle">
        <text:list-style style:name="Burst_20_Break-subtitle" style:display-name="Burst Brea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Burst_20_Break-title" style:display-name="Burst Break-title" style:family="presentation">
      <style:graphic-properties draw:stroke="none" draw:fill="none" draw:textarea-horizontal-align="right" draw:textarea-vertical-align="middle">
        <text:list-style style:name="Burst_20_Break-title" style:display-name="Burst Brea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10%" fo:text-align="end"/>
      <style:text-properties fo:color="#ffffff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ogo_20_Slide-background" style:display-name="Logo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Logo_20_Slide-backgroundobjects" style:display-name="Logo Slide-backgroundobjects" style:family="presentation">
      <style:graphic-properties draw:shadow="hidden" draw:shadow-offset-x="0.3cm" draw:shadow-offset-y="0.3cm" draw:shadow-color="#808080"/>
    </style:style>
    <style:style style:name="Logo_20_Slide-notes" style:display-name="Logo Slide-notes" style:family="presentation">
      <style:graphic-properties draw:stroke="none" draw:fill="none">
        <text:list-style style:name="Logo_20_Slide-notes" style:display-name="Logo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24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24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24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24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4000" style:text-outline="false" style:text-line-through-style="none" style:text-position="0% 100%" fo:font-family="Arial" style:font-style-name="Regular" style:font-family-generic="swiss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Logo_20_Slide-outline1" style:display-name="Logo Slide-outline1" style:family="presentation">
      <style:graphic-properties draw:stroke="none" draw:fill="none">
        <text:list-style style:name="Logo_20_Slide-outline1" style:display-name="Logo Slide-outline1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outline2" style:display-name="Logo Slide-outline2" style:family="presentation" style:parent-style-name="Logo_20_Slide-outline1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Logo_20_Slide-outline3" style:display-name="Logo Slide-outline3" style:family="presentation" style:parent-style-name="Logo_20_Slide-outline2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Logo_20_Slide-outline4" style:display-name="Logo Slide-outline4" style:family="presentation" style:parent-style-name="Logo_20_Slide-outline3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5" style:display-name="Logo Slide-outline5" style:family="presentation" style:parent-style-name="Logo_20_Slide-outline4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6" style:display-name="Logo Slide-outline6" style:family="presentation" style:parent-style-name="Logo_20_Slide-outline5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7" style:display-name="Logo Slide-outline7" style:family="presentation" style:parent-style-name="Logo_20_Slide-outline6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8" style:display-name="Logo Slide-outline8" style:family="presentation" style:parent-style-name="Logo_20_Slide-outline7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9" style:display-name="Logo Slide-outline9" style:family="presentation" style:parent-style-name="Logo_20_Slide-outline8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subtitle" style:display-name="Logo Slide-subtitle" style:family="presentation">
      <style:graphic-properties draw:stroke="none" draw:fill="none" draw:textarea-vertical-align="middle">
        <text:list-style style:name="Logo_20_Slide-subtitle" style:display-name="Logo Slid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title" style:display-name="Logo Slide-title" style:family="presentation">
      <style:graphic-properties draw:stroke="none" draw:fill="none" draw:textarea-vertical-align="middle">
        <text:list-style style:name="Logo_20_Slide-title" style:display-name="Logo Slid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 draw:auto-grow-height="fals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467cm"/>
            <style:text-properties fo:font-family="Arial" style:font-family-generic="swiss" style:font-pitch="variable" fo:color="#3c3c41" fo:font-size="65%"/>
          </text:list-level-style-bullet>
          <text:list-level-style-bullet text:level="2" text:bullet-char="–">
            <style:list-level-properties text:space-before="0.952cm" text:min-label-width="0.472cm"/>
            <style:text-properties fo:font-family="Arial" style:font-family-generic="swiss" style:font-pitch="variable" fo:color="#3c3c41" fo:font-size="65%"/>
          </text:list-level-style-bullet>
          <text:list-level-style-bullet text:level="3" text:bullet-char="&gt;">
            <style:list-level-properties text:space-before="1.741cm" text:min-label-width="0.494cm"/>
            <style:text-properties fo:font-family="Arial" style:font-family-generic="swiss" style:font-pitch="variable" fo:color="#3c3c41" fo:font-size="65%"/>
          </text:list-level-style-bullet>
          <text:list-level-style-bullet text:level="4" text:bullet-char="»">
            <style:list-level-properties text:space-before="2.553cm" text:min-label-width="0.467cm"/>
            <style:text-properties fo:font-family="Arial" style:font-family-generic="swiss" style:font-pitch="variable" fo:color="#3c3c41" fo:font-size="65%"/>
          </text:list-level-style-bullet>
          <text:list-level-style-bullet text:level="5" text:bullet-char="~">
            <style:list-level-properties text:space-before="3.338cm" text:min-label-width="0.317cm"/>
            <style:text-properties fo:font-family="Arial" style:font-family-generic="swiss" style:font-pitch="variable" fo:color="#3c3c41" fo:font-size="65%"/>
          </text:list-level-style-bullet>
          <text:list-level-style-bullet text:level="6" text:bullet-char="~">
            <style:list-level-properties text:space-before="3.338cm" text:min-label-width="0.317cm"/>
            <style:text-properties fo:font-family="Arial" style:font-family-generic="swiss" style:font-pitch="variable" fo:color="#3c3c41" fo:font-size="65%"/>
          </text:list-level-style-bullet>
          <text:list-level-style-bullet text:level="7" text:bullet-char="~">
            <style:list-level-properties text:space-before="3.338cm" text:min-label-width="0.317cm"/>
            <style:text-properties fo:font-family="Arial" style:font-family-generic="swiss" style:font-pitch="variable" fo:color="#3c3c41" fo:font-size="65%"/>
          </text:list-level-style-bullet>
          <text:list-level-style-bullet text:level="8" text:bullet-char="~">
            <style:list-level-properties text:space-before="3.338cm" text:min-label-width="0.317cm"/>
            <style:text-properties fo:font-family="Arial" style:font-family-generic="swiss" style:font-pitch="variable" fo:color="#3c3c41" fo:font-size="65%"/>
          </text:list-level-style-bullet>
          <text:list-level-style-bullet text:level="9" text:bullet-char="~">
            <style:list-level-properties text:space-before="3.338cm" text:min-label-width="0.317cm"/>
            <style:text-properties fo:font-family="Arial" style:font-family-generic="swiss" style:font-pitch="variable" fo:color="#3c3c41" fo:font-size="65%"/>
          </text:list-level-style-bullet>
          <text:list-level-style-bullet text:level="10" text:bullet-char="~">
            <style:list-level-properties text:space-before="3.338cm" text:min-label-width="0.317cm"/>
            <style:text-properties fo:font-family="Arial" style:font-family-generic="swiss" style:font-pitch="variable" fo:color="#3c3c41" fo:font-size="65%"/>
          </text:list-level-style-bullet>
        </text:list-style>
      </style:graphic-properties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0.802cm"/>
          <style:tab-stop style:position="2.072cm"/>
          <style:tab-stop style:position="3.342cm"/>
          <style:tab-stop style:position="4.612cm"/>
          <style:tab-stop style:position="5.882cm"/>
          <style:tab-stop style:position="7.152cm"/>
          <style:tab-stop style:position="8.422cm"/>
          <style:tab-stop style:position="9.692cm"/>
          <style:tab-stop style:position="10.962cm"/>
          <style:tab-stop style:position="12.232cm"/>
          <style:tab-stop style:position="13.502cm"/>
          <style:tab-stop style:position="14.772cm"/>
          <style:tab-stop style:position="16.042cm"/>
          <style:tab-stop style:position="17.312cm"/>
          <style:tab-stop style:position="18.582cm"/>
          <style:tab-stop style:position="19.852cm"/>
          <style:tab-stop style:position="21.122cm"/>
          <style:tab-stop style:position="22.392cm"/>
          <style:tab-stop style:position="23.662cm"/>
          <style:tab-stop style:position="24.932cm"/>
        </style:tab-stops>
      </style:paragraph-properties>
      <style:text-properties fo:color="#3c3c41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1.115cm"/>
          <style:tab-stop style:position="2.385cm"/>
          <style:tab-stop style:position="3.655cm"/>
          <style:tab-stop style:position="4.925cm"/>
          <style:tab-stop style:position="6.195cm"/>
          <style:tab-stop style:position="7.465cm"/>
          <style:tab-stop style:position="8.735cm"/>
          <style:tab-stop style:position="10.005cm"/>
          <style:tab-stop style:position="11.275cm"/>
          <style:tab-stop style:position="12.545cm"/>
          <style:tab-stop style:position="13.815cm"/>
          <style:tab-stop style:position="15.085cm"/>
          <style:tab-stop style:position="16.355cm"/>
          <style:tab-stop style:position="17.625cm"/>
          <style:tab-stop style:position="18.895cm"/>
          <style:tab-stop style:position="20.165cm"/>
          <style:tab-stop style:position="21.435cm"/>
          <style:tab-stop style:position="22.705cm"/>
          <style:tab-stop style:position="23.975cm"/>
          <style:tab-stop style:position="25.245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0.304cm"/>
          <style:tab-stop style:position="1.574cm"/>
          <style:tab-stop style:position="2.844cm"/>
          <style:tab-stop style:position="4.114cm"/>
          <style:tab-stop style:position="5.384cm"/>
          <style:tab-stop style:position="6.654cm"/>
          <style:tab-stop style:position="7.924cm"/>
          <style:tab-stop style:position="9.194cm"/>
          <style:tab-stop style:position="10.464cm"/>
          <style:tab-stop style:position="11.734cm"/>
          <style:tab-stop style:position="13.004cm"/>
          <style:tab-stop style:position="14.274cm"/>
          <style:tab-stop style:position="15.544cm"/>
          <style:tab-stop style:position="16.814cm"/>
          <style:tab-stop style:position="18.084cm"/>
          <style:tab-stop style:position="19.354cm"/>
          <style:tab-stop style:position="20.624cm"/>
          <style:tab-stop style:position="21.894cm"/>
          <style:tab-stop style:position="23.164cm"/>
          <style:tab-stop style:position="24.434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0.789cm"/>
          <style:tab-stop style:position="2.059cm"/>
          <style:tab-stop style:position="3.329cm"/>
          <style:tab-stop style:position="4.599cm"/>
          <style:tab-stop style:position="5.869cm"/>
          <style:tab-stop style:position="7.139cm"/>
          <style:tab-stop style:position="8.409cm"/>
          <style:tab-stop style:position="9.679cm"/>
          <style:tab-stop style:position="10.949cm"/>
          <style:tab-stop style:position="12.219cm"/>
          <style:tab-stop style:position="13.489cm"/>
          <style:tab-stop style:position="14.759cm"/>
          <style:tab-stop style:position="16.029cm"/>
          <style:tab-stop style:position="17.299cm"/>
          <style:tab-stop style:position="18.569cm"/>
          <style:tab-stop style:position="19.839cm"/>
          <style:tab-stop style:position="21.109cm"/>
          <style:tab-stop style:position="22.379cm"/>
          <style:tab-stop style:position="23.649cm"/>
          <style:tab-stop style:position="24.919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0.154cm"/>
          <style:tab-stop style:position="1.424cm"/>
          <style:tab-stop style:position="2.694cm"/>
          <style:tab-stop style:position="3.964cm"/>
          <style:tab-stop style:position="5.234cm"/>
          <style:tab-stop style:position="6.504cm"/>
          <style:tab-stop style:position="7.774cm"/>
          <style:tab-stop style:position="9.044cm"/>
          <style:tab-stop style:position="10.314cm"/>
          <style:tab-stop style:position="11.584cm"/>
          <style:tab-stop style:position="12.854cm"/>
          <style:tab-stop style:position="14.124cm"/>
          <style:tab-stop style:position="15.394cm"/>
          <style:tab-stop style:position="16.664cm"/>
          <style:tab-stop style:position="17.934cm"/>
          <style:tab-stop style:position="19.204cm"/>
          <style:tab-stop style:position="20.474cm"/>
          <style:tab-stop style:position="21.744cm"/>
          <style:tab-stop style:position="23.014cm"/>
          <style:tab-stop style:position="24.284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wiss" style:font-pitch-asian="variable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0.154cm"/>
          <style:tab-stop style:position="1.424cm"/>
          <style:tab-stop style:position="2.694cm"/>
          <style:tab-stop style:position="3.964cm"/>
          <style:tab-stop style:position="5.234cm"/>
          <style:tab-stop style:position="6.504cm"/>
          <style:tab-stop style:position="7.774cm"/>
          <style:tab-stop style:position="9.044cm"/>
          <style:tab-stop style:position="10.314cm"/>
          <style:tab-stop style:position="11.584cm"/>
          <style:tab-stop style:position="12.854cm"/>
          <style:tab-stop style:position="14.124cm"/>
          <style:tab-stop style:position="15.394cm"/>
          <style:tab-stop style:position="16.664cm"/>
          <style:tab-stop style:position="17.934cm"/>
          <style:tab-stop style:position="19.204cm"/>
          <style:tab-stop style:position="20.474cm"/>
          <style:tab-stop style:position="21.744cm"/>
          <style:tab-stop style:position="23.014cm"/>
          <style:tab-stop style:position="24.284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wiss" style:font-pitch-asian="variable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0.154cm"/>
          <style:tab-stop style:position="1.424cm"/>
          <style:tab-stop style:position="2.694cm"/>
          <style:tab-stop style:position="3.964cm"/>
          <style:tab-stop style:position="5.234cm"/>
          <style:tab-stop style:position="6.504cm"/>
          <style:tab-stop style:position="7.774cm"/>
          <style:tab-stop style:position="9.044cm"/>
          <style:tab-stop style:position="10.314cm"/>
          <style:tab-stop style:position="11.584cm"/>
          <style:tab-stop style:position="12.854cm"/>
          <style:tab-stop style:position="14.124cm"/>
          <style:tab-stop style:position="15.394cm"/>
          <style:tab-stop style:position="16.664cm"/>
          <style:tab-stop style:position="17.934cm"/>
          <style:tab-stop style:position="19.204cm"/>
          <style:tab-stop style:position="20.474cm"/>
          <style:tab-stop style:position="21.744cm"/>
          <style:tab-stop style:position="23.014cm"/>
          <style:tab-stop style:position="24.284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wiss" style:font-pitch-asian="variable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0.154cm"/>
          <style:tab-stop style:position="1.424cm"/>
          <style:tab-stop style:position="2.694cm"/>
          <style:tab-stop style:position="3.964cm"/>
          <style:tab-stop style:position="5.234cm"/>
          <style:tab-stop style:position="6.504cm"/>
          <style:tab-stop style:position="7.774cm"/>
          <style:tab-stop style:position="9.044cm"/>
          <style:tab-stop style:position="10.314cm"/>
          <style:tab-stop style:position="11.584cm"/>
          <style:tab-stop style:position="12.854cm"/>
          <style:tab-stop style:position="14.124cm"/>
          <style:tab-stop style:position="15.394cm"/>
          <style:tab-stop style:position="16.664cm"/>
          <style:tab-stop style:position="17.934cm"/>
          <style:tab-stop style:position="19.204cm"/>
          <style:tab-stop style:position="20.474cm"/>
          <style:tab-stop style:position="21.744cm"/>
          <style:tab-stop style:position="23.014cm"/>
          <style:tab-stop style:position="24.284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wiss" style:font-pitch-asian="variable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0.154cm"/>
          <style:tab-stop style:position="1.424cm"/>
          <style:tab-stop style:position="2.694cm"/>
          <style:tab-stop style:position="3.964cm"/>
          <style:tab-stop style:position="5.234cm"/>
          <style:tab-stop style:position="6.504cm"/>
          <style:tab-stop style:position="7.774cm"/>
          <style:tab-stop style:position="9.044cm"/>
          <style:tab-stop style:position="10.314cm"/>
          <style:tab-stop style:position="11.584cm"/>
          <style:tab-stop style:position="12.854cm"/>
          <style:tab-stop style:position="14.124cm"/>
          <style:tab-stop style:position="15.394cm"/>
          <style:tab-stop style:position="16.664cm"/>
          <style:tab-stop style:position="17.934cm"/>
          <style:tab-stop style:position="19.204cm"/>
          <style:tab-stop style:position="20.474cm"/>
          <style:tab-stop style:position="21.744cm"/>
          <style:tab-stop style:position="23.014cm"/>
          <style:tab-stop style:position="24.284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wiss" style:font-pitch-asian="variable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Arial" style:font-family-generic="swiss" style:font-pitch="variable" fo:color="#3c3c41" fo:font-size="65%"/>
          </text:list-level-style-bullet>
          <text:list-level-style-bullet text:level="2" text:bullet-char="–">
            <style:list-level-properties text:space-before="0.952cm"/>
            <style:text-properties fo:font-family="Arial" style:font-family-generic="swiss" style:font-pitch="variable" fo:color="#3c3c41" fo:font-size="65%"/>
          </text:list-level-style-bullet>
          <text:list-level-style-bullet text:level="3" text:bullet-char="&gt;">
            <style:list-level-properties text:space-before="1.741cm"/>
            <style:text-properties fo:font-family="Arial" style:font-family-generic="swiss" style:font-pitch="variable" fo:color="#3c3c41" fo:font-size="65%"/>
          </text:list-level-style-bullet>
          <text:list-level-style-bullet text:level="4" text:bullet-char="»">
            <style:list-level-properties text:space-before="2.553cm"/>
            <style:text-properties fo:font-family="Arial" style:font-family-generic="swiss" style:font-pitch="variable" fo:color="#3c3c41" fo:font-size="65%"/>
          </text:list-level-style-bullet>
          <text:list-level-style-bullet text:level="5" text:bullet-char="~">
            <style:list-level-properties text:space-before="3.338cm"/>
            <style:text-properties fo:font-family="Arial" style:font-family-generic="swiss" style:font-pitch="variable" fo:color="#3c3c41" fo:font-size="65%"/>
          </text:list-level-style-bullet>
          <text:list-level-style-bullet text:level="6" text:bullet-char="~">
            <style:list-level-properties text:space-before="3.338cm"/>
            <style:text-properties fo:font-family="Arial" style:font-family-generic="swiss" style:font-pitch="variable" fo:color="#3c3c41" fo:font-size="65%"/>
          </text:list-level-style-bullet>
          <text:list-level-style-bullet text:level="7" text:bullet-char="~">
            <style:list-level-properties text:space-before="3.338cm"/>
            <style:text-properties fo:font-family="Arial" style:font-family-generic="swiss" style:font-pitch="variable" fo:color="#3c3c41" fo:font-size="65%"/>
          </text:list-level-style-bullet>
          <text:list-level-style-bullet text:level="8" text:bullet-char="~">
            <style:list-level-properties text:space-before="3.338cm"/>
            <style:text-properties fo:font-family="Arial" style:font-family-generic="swiss" style:font-pitch="variable" fo:color="#3c3c41" fo:font-size="65%"/>
          </text:list-level-style-bullet>
          <text:list-level-style-bullet text:level="9" text:bullet-char="~">
            <style:list-level-properties text:space-before="3.338cm"/>
            <style:text-properties fo:font-family="Arial" style:font-family-generic="swiss" style:font-pitch="variable" fo:color="#3c3c41" fo:font-size="65%"/>
          </text:list-level-style-bullet>
          <text:list-level-style-bullet text:level="10" text:bullet-char="~">
            <style:list-level-properties text:space-before="3.338cm"/>
            <style:text-properties fo:font-family="Arial" style:font-family-generic="swiss" style:font-pitch="variable" fo:color="#3c3c41" fo:font-size="65%"/>
          </text:list-level-style-bullet>
        </text:list-style>
      </style:graphic-properties>
      <style:paragraph-properties fo:margin-left="0cm" fo:margin-right="0cm" fo:margin-top="0cm" fo:margin-bottom="0.304cm" fo:line-height="98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c3c41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 fo:padding-top="0cm" fo:padding-bottom="0cm" fo:padding-left="0cm" fo:padding-right="0cm">
        <text:list-style style:name="Title2-title">
          <text:list-level-style-bullet text:level="1" text:bullet-char="•">
            <style:list-level-properties/>
            <style:text-properties fo:font-family="Arial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letter-kerning="true" style:font-family-asian="'Lucida Sans Unicode'" style:font-family-generic-asian="swiss" style:font-pitch-asian="variable" style:font-size-asian="32pt" style:font-style-asian="normal" style:font-weight-asian="bold" style:font-family-complex="'Lucida Sans Unicode'" style:font-family-generic-complex="swiss" style:font-pitch-complex="variable" style:font-size-complex="32pt" style:font-style-complex="normal" style:font-weight-complex="bold" style:text-emphasize="none" style:font-relief="none"/>
    </style:style>
    <style:style style:name="Parallels-Title-background" style:family="presentation">
      <style:graphic-properties draw:stroke="none" draw:fill="bitmap" style:repeat="stretch"/>
      <style:text-properties style:letter-kerning="true"/>
    </style:style>
    <style:style style:name="Parallels-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rallels-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Arial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rallels-Title-outline1" style:family="presentation">
      <style:graphic-properties draw:stroke="none" draw:fill="none" draw:auto-grow-height="false" draw:fit-to-size="shrink-to-fit">
        <text:list-style style:name="Parallels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simple"/>
      <style:text-properties fo:color="#525051" style:text-outline="false" style:text-line-through-style="none" fo:font-family="Arial" fo:font-size="24pt" fo:letter-spacing="normal" fo:language="en" fo:country="GB" fo:font-style="normal" fo:text-shadow="none" style:text-underline-style="none" fo:font-weight="normal" style:letter-kerning="true" style:font-family-asian="Arial" style:font-family-generic-asian="system" style:font-pitch-asian="variable" style:font-size-asian="24pt" style:language-asian="en" style:country-asian="GB" style:font-style-asian="normal" style:font-weight-asian="normal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Parallels-Title-outline2" style:family="presentation" style:parent-style-name="Parallels-Title-outline1">
      <style:paragraph-properties fo:margin-left="0cm" fo:margin-right="0cm" fo:margin-top="0cm" fo:margin-bottom="0.4cm" fo:text-align="start" fo:text-indent="0cm" style:punctuation-wrap="simple"/>
      <style:text-properties fo:color="#525051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rallels-Title-outline3" style:family="presentation" style:parent-style-name="Parallels-Title-outline2">
      <style:paragraph-properties fo:margin-left="0cm" fo:margin-right="0cm" fo:margin-top="0cm" fo:margin-bottom="0.3cm" fo:text-align="start" fo:text-indent="0cm" style:punctuation-wrap="simple"/>
      <style:text-properties fo:color="#525051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rallels-Title-outline4" style:family="presentation" style:parent-style-name="Parallels-Title-outline3">
      <style:paragraph-properties fo:margin-left="0cm" fo:margin-right="0cm" fo:margin-top="0cm" fo:margin-bottom="0.2cm" fo:text-align="start" fo:text-indent="0cm" style:punctuation-wrap="simple"/>
      <style:text-properties fo:color="#525051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rallels-Title-outline5" style:family="presentation" style:parent-style-name="Parallels-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rallels-Title-outline6" style:family="presentation" style:parent-style-name="Parallels-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rallels-Title-outline7" style:family="presentation" style:parent-style-name="Parallels-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rallels-Title-outline8" style:family="presentation" style:parent-style-name="Parallels-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rallels-Title-outline9" style:family="presentation" style:parent-style-name="Parallels-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rallels-Title-subtitle" style:family="presentation">
      <style:graphic-properties draw:stroke="none" draw:fill="none" draw:textarea-vertical-align="middle">
        <text:list-style style:name="Parallels-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allels-Title-title" style:family="presentation">
      <style:graphic-properties draw:stroke="none" draw:fill="none" draw:textarea-vertical-align="middle">
        <text:list-style style:name="Parallels-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Arial" fo:font-size="36pt" fo:letter-spacing="normal" fo:language="en" fo:country="GB" fo:font-style="normal" fo:text-shadow="none" style:text-underline-style="none" fo:font-weight="normal" style:letter-kerning="true" style:font-family-asian="Arial" style:font-family-generic-asian="system" style:font-pitch-asian="variable" style:font-size-asian="36pt" style:language-asian="en" style:country-asian="GB" style:font-style-asian="normal" style:font-weight-asian="normal" style:font-family-complex="Arial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solid" svg:stroke-width="0.026cm" svg:stroke-color="#ed261b" draw:stroke-linejoin="miter" draw:fill="gradient" draw:fill-gradient-name="Gradient_20_11" draw:textarea-vertical-align="middle" draw:auto-grow-height="fals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gradient" draw:fill-gradient-name="Gradient_20_10" draw:textarea-vertical-align="middle" draw:auto-grow-height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none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Burst_20_Break-title">
      <style:graphic-properties draw:fill-color="#ffffff" draw:auto-grow-height="false" fo:min-height="3.181cm"/>
    </style:style>
    <style:style style:name="Mpr2" style:family="presentation" style:parent-style-name="Burst_20_Break-outline1">
      <style:graphic-properties draw:fill-color="#ffffff" draw:auto-grow-height="false" fo:min-height="12.573cm"/>
    </style:style>
    <style:style style:name="Mpr3" style:family="presentation" style:parent-style-name="Burst_20_Brea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urst_20_Brea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ogo_20_Slide-title">
      <style:graphic-properties draw:fill-color="#ffffff" draw:auto-grow-height="false" fo:min-height="3.181cm"/>
    </style:style>
    <style:style style:name="Mpr6" style:family="presentation" style:parent-style-name="Logo_20_Slide-outline1">
      <style:graphic-properties draw:fill-color="#ffffff" draw:auto-grow-height="false" fo:min-height="12.001cm"/>
    </style:style>
    <style:style style:name="Mpr7" style:family="presentation" style:parent-style-name="Title2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cm" fo:padding-bottom="0cm" fo:padding-left="0cm" fo:padding-right="0cm" fo:wrap-option="wrap" draw:shadow="hidden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89cm" fo:min-width="0cm" fo:padding-top="0cm" fo:padding-bottom="0cm" fo:padding-left="0cm" fo:padding-right="0cm" fo:wrap-option="wrap" draw:shadow="hidden"/>
    </style:style>
    <style:style style:name="Mpr10" style:family="presentation" style:parent-style-name="Title2-backgroundobjects" style:list-style-name="ML7">
      <style:graphic-properties draw:stroke="none" draw:fill="none" draw:fill-color="#ffffff" draw:textarea-horizontal-align="justify" draw:textarea-vertical-align="bottom" draw:auto-grow-height="false" draw:auto-grow-width="false" fo:min-height="1.289cm" fo:min-width="0cm" fo:padding-top="0cm" fo:padding-bottom="0cm" fo:padding-left="0cm" fo:padding-right="0cm" fo:wrap-option="wrap" draw:shadow="hidden"/>
    </style:style>
    <style:style style:name="Mpr11" style:family="presentation" style:parent-style-name="Parallels-Title-backgroundobjects">
      <style:graphic-properties draw:stroke="none" draw:fill="none" draw:fill-color="#ffffff" draw:auto-grow-height="false" fo:min-height="1.314cm"/>
    </style:style>
    <style:style style:name="Mpr12" style:family="presentation" style:parent-style-name="Parallels-Titl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rallels-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MP8" style:family="paragraph"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style:writing-mode="lr-tb"/>
    </style:style>
    <style:style style:name="MP12" style:family="paragraph">
      <style:paragraph-properties fo:margin-left="0cm" fo:margin-right="0cm" fo:line-height="95%" fo:text-align="end" fo:text-indent="0cm" style:punctuation-wrap="hanging" style:line-break="strict" style:writing-mode="lr-tb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3c3c41" style:text-position="1% 58%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ffffff" fo:font-size="14pt" style:font-size-asian="14pt" style:font-size-complex="14pt"/>
    </style:style>
    <style:style style:name="MT5" style:family="text">
      <style:text-properties fo:color="#000000" fo:font-family="'Times New Roman'" style:font-family-generic="roman" style:font-pitch="variable" fo:font-size="13pt" fo:language="en" fo:country="GB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7">
      <text:list-level-style-bullet text:level="1" text:bullet-char="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4">
      <draw:page-thumbnail draw:layer="backgroundobjects" svg:width="10.394cm" svg:height="7.795cm" svg:x="2.97cm" svg:y="6.596cm"/>
      <draw:page-thumbnail draw:layer="backgroundobjects" svg:width="10.394cm" svg:height="7.795cm" svg:x="16.335cm" svg:y="6.596cm"/>
    </style:handout-master>
    <style:master-page style:name="Burst_20_Break" style:display-name="Burst Break" style:page-layout-name="PM1" draw:style-name="Mdp1">
      <draw:frame draw:style-name="Mgr1" draw:text-style-name="MP1" draw:layer="backgroundobjects" svg:width="24.549cm" svg:height="18.226cm" svg:x="0.425cm" svg:y="0.412cm">
        <draw:image xlink:href="Pictures/10000201000003A0000002B1C98AB375.png" xlink:type="simple" xlink:show="embed" xlink:actuate="onLoad">
          <text:p/>
        </draw:image>
      </draw:frame>
      <draw:frame presentation:style-name="Mpr1" draw:text-style-name="MP2" draw:layer="backgroundobjects" svg:width="22.859cm" svg:height="3.18cm" svg:x="0.914cm" svg:y="7.612cm" presentation:class="title">
        <draw:text-box>
          <text:p text:style-name="MP2">Click to Edit Section Break Text (32pt)<text:line-break/>Right Justified</text:p>
        </draw:text-box>
      </draw:frame>
      <draw:frame presentation:style-name="Mpr2" draw:text-style-name="MP3" draw:layer="backgroundobjects" svg:width="7.084cm" svg:height="0.501cm" svg:x="8.12cm" svg:y="21.714cm" presentation:class="outline">
        <draw:text-box>
          <text:list text:style-name="ML2">
            <text:list-item>
              <text:p text:style-name="MP2">piece in master that I can't get rid of</text:p>
            </text:list-item>
          </text:list>
        </draw:text-box>
      </draw:frame>
      <presentation:notes style:page-layout-name="PM2">
        <draw:page-thumbnail presentation:style-name="Burst_20_Break-title" draw:layer="backgroundobjects" svg:width="14.848cm" svg:height="11.135cm" svg:x="3.07cm" svg:y="2.257cm" presentation:class="page"/>
        <draw:frame presentation:style-name="Burst_20_Break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4" draw:layer="backgroundobjects" svg:width="9.108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8cm" svg:y="0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4" draw:text-style-name="MP4" draw:layer="backgroundobjects" svg:width="9.108cm" svg:height="1.484cm" svg:x="0cm" svg:y="28.216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8cm" svg:y="28.216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ogo_20_Slide" style:display-name="Logo Slide" style:page-layout-name="PM1" draw:style-name="Mdp2">
      <draw:frame presentation:style-name="Mpr5" draw:text-style-name="MP2" draw:layer="backgroundobjects" svg:width="3.488cm" svg:height="0.471cm" svg:x="0cm" svg:y="0cm" presentation:class="title" presentation:user-transformed="true">
        <draw:text-box>
          <text:p text:style-name="MP2">Click to edit the title text format</text:p>
        </draw:text-box>
      </draw:frame>
      <draw:frame presentation:style-name="Mpr6" draw:text-style-name="MP3" draw:layer="backgroundobjects" svg:width="3.703cm" svg:height="1.109cm" svg:x="0cm" svg:y="0.467cm" presentation:class="outline" presentation:user-transformed="true">
        <draw:text-box>
          <text:list text:style-name="ML5">
            <text:list-item>
              <text:p text:style-name="MP2">Click to edit the outline text format</text:p>
              <text:list>
                <text:list-item>
                  <text:p text:style-name="MP2">Second Outline Level</text:p>
                  <text:list>
                    <text:list-item>
                      <text:p text:style-name="MP2">Third Outline Level</text:p>
                      <text:list>
                        <text:list-item>
                          <text:p text:style-name="MP2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1" draw:layer="backgroundobjects" svg:width="20.7cm" svg:height="4.444cm" svg:x="2.35cm" svg:y="7.303cm">
        <draw:image xlink:href="Pictures/100002010000032F000000AFE5803907.png" xlink:type="simple" xlink:show="embed" xlink:actuate="onLoad">
          <text:p/>
        </draw:image>
      </draw:frame>
      <presentation:notes style:page-layout-name="PM2">
        <draw:rect draw:style-name="Mgr2" draw:text-style-name="MP1" draw:layer="backgroundobjects" svg:width="19.4cm" svg:height="25.75cm" svg:x="0cm" svg:y="0cm">
          <text:p/>
        </draw:rect>
        <draw:page-thumbnail presentation:style-name="Logo_20_Slide-title" draw:layer="backgroundobjects" svg:width="12.982cm" svg:height="9.737cm" svg:x="3.14cm" svg:y="1.905cm" presentation:class="page"/>
        <draw:frame presentation:style-name="Logo_20_Slid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Title2" style:page-layout-name="PM1" draw:style-name="Mdp2">
      <draw:frame presentation:style-name="Title2-title" draw:layer="backgroundobjects" svg:width="20.677cm" svg:height="2.748cm" svg:x="2.733cm" svg:y="0.709cm" presentation:class="title" presentation:placeholder="true">
        <draw:text-box/>
      </draw:frame>
      <draw:frame presentation:style-name="Title2-outline1" draw:layer="backgroundobjects" svg:width="20.991cm" svg:height="12.573cm" svg:x="2.768cm" svg:y="4.316cm" presentation:class="outline" presentation:placeholder="true">
        <draw:text-box/>
      </draw:frame>
      <draw:custom-shape draw:name="Text Box 5" draw:style-name="Mgr3" draw:text-style-name="MP7" draw:layer="backgroundobjects" svg:width="1.059cm" svg:height="0.763cm" svg:x="1.08cm" svg:y="17.705cm">
        <text:p text:style-name="MP6"><text:span text:style-name="MT3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name="Rectangle 1" draw:style-name="Mgr4" draw:text-style-name="MP8" draw:layer="backgroundobjects" svg:width="25.399cm" svg:height="2.159cm" svg:x="0.042cm" svg:y="16.891cm">
        <text:p/>
        <draw:enhanced-geometry svg:viewBox="0 0 21600 21600" draw:type="rectangle" draw:enhanced-path="M 0 0 L 21600 0 21600 21600 0 21600 0 0 Z N"/>
      </draw:custom-shape>
      <draw:frame draw:name="Picture 5" draw:style-name="Mgr5" draw:text-style-name="MP9" draw:layer="backgroundobjects" svg:width="7.037cm" svg:height="1.057cm" svg:x="17.768cm" svg:y="17.499cm">
        <draw:image xlink:href="Pictures/100002010000010A00000028057898A9.png" xlink:type="simple" xlink:show="embed" xlink:actuate="onLoad">
          <text:p/>
        </draw:image>
      </draw:frame>
      <draw:frame draw:name="Picture 4" draw:style-name="Mgr5" draw:text-style-name="MP9" draw:layer="backgroundobjects" svg:width="0.66cm" svg:height="0.078cm" svg:x="12.325cm" svg:y="18.459cm">
        <draw:image xlink:href="Pictures/10000201000000190000000355B907FB.png" xlink:type="simple" xlink:show="embed" xlink:actuate="onLoad">
          <text:p/>
        </draw:image>
      </draw:frame>
      <draw:frame presentation:style-name="Mpr7" draw:text-style-name="MP10" draw:layer="backgroundobjects" svg:width="2.743cm" svg:height="0.718cm" svg:x="11.355cm" svg:y="17.823cm">
        <draw:text-box>
          <text:p text:style-name="MP1"><text:span text:style-name="MT4"><text:page-number>&lt;number&gt;</text:page-number></text:span></text:p>
        </draw:text-box>
      </draw:frame>
      <draw:frame draw:style-name="Mgr1" draw:text-style-name="MP1" draw:layer="backgroundobjects" svg:width="4.762cm" svg:height="0.948cm" svg:x="0.615cm" svg:y="17.526cm">
        <draw:image xlink:href="Pictures/10000201000000EA0000003198082320.png" xlink:type="simple" xlink:show="embed" xlink:actuate="onLoad">
          <text:p/>
        </draw:image>
      </draw:frame>
      <presentation:notes style:page-layout-name="PM2">
        <draw:rect draw:style-name="Mgr2" draw:text-style-name="MP1" draw:layer="backgroundobjects" svg:width="19.47cm" svg:height="25.82cm" svg:x="0.001cm" svg:y="0.001cm">
          <text:p/>
        </draw:rect>
        <draw:page-thumbnail presentation:style-name="Title2-title" draw:layer="backgroundobjects" svg:width="12.899cm" svg:height="9.676cm" svg:x="3.284cm" svg:y="1.96cm" presentation:class="page"/>
        <draw:frame presentation:style-name="Title2-notes" draw:layer="backgroundobjects" svg:width="15.566cm" svg:height="11.616cm" svg:x="1.949cm" svg:y="12.267cm" presentation:class="notes" presentation:placeholder="true">
          <draw:text-box/>
        </draw:frame>
        <draw:frame presentation:style-name="Mpr8" draw:text-style-name="MP11" draw:layer="backgroundobjects" svg:width="8.445cm" svg:height="1.289cm" svg:x="0.001cm" svg:y="0.001cm" presentation:class="header">
          <draw:text-box>
            <text:p/>
          </draw:text-box>
        </draw:frame>
        <draw:frame presentation:style-name="Mpr8" draw:text-style-name="MP11" draw:layer="backgroundobjects" svg:width="8.445cm" svg:height="1.289cm" svg:x="11.019cm" svg:y="0.001cm" presentation:class="date-time">
          <draw:text-box>
            <text:p/>
          </draw:text-box>
        </draw:frame>
        <draw:frame presentation:style-name="Mpr9" draw:text-style-name="MP11" draw:layer="backgroundobjects" svg:width="8.445cm" svg:height="1.288cm" svg:x="0.001cm" svg:y="24.531cm" presentation:class="footer">
          <draw:text-box>
            <text:p/>
          </draw:text-box>
        </draw:frame>
        <draw:frame presentation:style-name="Mpr10" draw:text-style-name="MP12" draw:layer="backgroundobjects" svg:width="8.445cm" svg:height="1.288cm" svg:x="11.019cm" svg:y="24.531cm" presentation:class="page-number">
          <draw:text-box>
            <text:p text:style-name="MP12"><text:span text:style-name="MT5"><text:page-number>&lt;number&gt;</text:page-number></text:span></text:p>
          </draw:text-box>
        </draw:frame>
      </presentation:notes>
    </style:master-page>
    <style:master-page style:name="Parallels-Title" style:page-layout-name="PM1" draw:style-name="Mdp3">
      <draw:custom-shape draw:name="Rectangle 1" draw:style-name="Mgr6" draw:text-style-name="MP8" draw:layer="backgroundobjects" svg:width="25.399cm" svg:height="5.987cm" svg:x="0cm" svg:y="13.326cm">
        <text:p/>
        <draw:enhanced-geometry svg:viewBox="0 0 21600 21600" draw:type="rectangle" draw:enhanced-path="M 0 0 L 21600 0 21600 21600 0 21600 0 0 Z N"/>
      </draw:custom-shape>
      <draw:frame draw:name="Picture 2" draw:style-name="Mgr5" draw:text-style-name="MP9" draw:layer="backgroundobjects" svg:width="25.919cm" svg:height="15.116cm" svg:x="-0.251cm" svg:y="-1.583cm">
        <draw:image xlink:href="Pictures/10000201000003190000026ABFACD8F9.png" xlink:type="simple" xlink:show="embed" xlink:actuate="onLoad">
          <text:p/>
        </draw:image>
      </draw:frame>
      <draw:frame draw:name="Picture 4" draw:style-name="Mgr5" draw:text-style-name="MP9" draw:layer="backgroundobjects" svg:width="7.037cm" svg:height="1.057cm" svg:x="17.661cm" svg:y="11.664cm">
        <draw:image xlink:href="Pictures/100002010000010A00000028057898A9.png" xlink:type="simple" xlink:show="embed" xlink:actuate="onLoad">
          <text:p/>
        </draw:image>
      </draw:frame>
      <draw:custom-shape draw:name="Text Box 5" draw:style-name="Mgr7" draw:text-style-name="MP8" draw:layer="backgroundobjects" svg:width="0.511cm" svg:height="1.026cm" svg:x="-1.389cm" svg:y="5.689cm">
        <text:p/>
        <draw:enhanced-geometry svg:viewBox="0 0 21600 21600" draw:type="rectangle" draw:enhanced-path="M 0 0 L 21600 0 21600 21600 0 21600 0 0 Z N"/>
      </draw:custom-shape>
      <draw:frame presentation:style-name="Parallels-Title-title" draw:layer="backgroundobjects" svg:width="22.859cm" svg:height="3.18cm" svg:x="1.27cm" svg:y="0.76cm" presentation:class="title" presentation:placeholder="true">
        <draw:text-box/>
      </draw:frame>
      <draw:frame presentation:style-name="Parallels-Title-outline1" draw:layer="backgroundobjects" svg:width="22.859cm" svg:height="12.573cm" svg:x="1.27cm" svg:y="4.457cm" presentation:class="outline" presentation:placeholder="true">
        <draw:text-box/>
      </draw:frame>
      <draw:frame presentation:style-name="Mpr11" draw:text-style-name="MP13" draw:layer="backgroundobjects" svg:width="5.917cm" svg:height="1.313cm" svg:x="1.27cm" svg:y="17.354cm" presentation:class="date-time">
        <draw:text-box>
          <text:p text:style-name="MP13"><text:span text:style-name="MT2"><presentation:date-time/></text:span></text:p>
        </draw:text-box>
      </draw:frame>
      <draw:frame presentation:style-name="Mpr11" draw:text-style-name="MP14" draw:layer="backgroundobjects" svg:width="8.05cm" svg:height="1.313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1" draw:text-style-name="MP10" draw:layer="backgroundobjects" svg:width="5.917cm" svg:height="1.313cm" svg:x="18.211cm" svg:y="17.354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1" draw:text-style-name="MP1" draw:layer="backgroundobjects" svg:width="4.762cm" svg:height="0.948cm" svg:x="1.631cm" svg:y="11.768cm">
        <draw:image xlink:href="Pictures/10000201000000EA0000003198082320.png" xlink:type="simple" xlink:show="embed" xlink:actuate="onLoad">
          <text:p/>
        </draw:image>
      </draw:frame>
      <presentation:notes style:page-layout-name="PM2">
        <draw:page-thumbnail presentation:style-name="Parallels-Title-title" draw:layer="backgroundobjects" svg:width="14.848cm" svg:height="11.135cm" svg:x="3.075cm" svg:y="2.257cm" presentation:class="page"/>
        <draw:frame presentation:style-name="Parallels-Titl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2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2" draw:text-style-name="MP10" draw:layer="backgroundobjects" svg:width="9.112cm" svg:height="1.484cm" svg:x="11.887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13" draw:text-style-name="MP13" draw:layer="backgroundobjects" svg:width="9.112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13" draw:text-style-name="MP10" draw:layer="backgroundobjects" svg:width="9.112cm" svg:height="1.484cm" svg:x="11.887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8</meta:generator>
    <dc:title>Novell Corporate Presentation Template 2009 - blue</dc:title>
    <dc:description>Version 08:  9/16/08</dc:description>
    <meta:creation-date>2005-12-12T14:50:57</meta:creation-date>
    <dc:date>2011-09-08T01:03:25</dc:date>
    <meta:editing-cycles>299</meta:editing-cycles>
    <meta:editing-duration>P17DT1H55M39S</meta:editing-duration>
    <meta:printed-by>Aditya Joshi</meta:printed-by>
    <meta:print-date>2010-06-30T09:15:14</meta:print-date>
    <dc:creator>James Bottomley</dc:creator>
    <meta:document-statistic meta:object-count="179"/>
    <meta:user-defined meta:name="Info 1">Version 08:  9/16/08</meta:user-defined>
    <meta:user-defined meta:name="Info 2"/>
    <meta:user-defined meta:name="Info 3"/>
    <meta:user-defined meta:name="Info 4"/>
  </office:meta>
</office:document-meta>
</file>